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Vanta Light" svg:font-family="'Vanta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1pt" style:font-size-asian="11pt" style:font-size-complex="11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6pt" style:font-name-complex="Vanta Light" style:font-size-complex="6pt"/>
    </style:style>
    <style:style style:name="T3" style:family="text">
      <style:text-properties fo:font-size="4pt" style:font-size-asian="4pt" style:font-size-complex="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791</text:span> به زودی <text:span text:style-name="T2">619</text:span> در طول <text:span text:style-name="T2">611</text:span> از وقتی که <text:span text:style-name="T2">400</text:span> با <text:span text:style-name="T2">368</text:span> این <text:span text:style-name="T2">356</text:span> که <text:span text:style-name="T2">333</text:span> و <text:span text:style-name="T2">256</text:span> درس خواندن (خان) <text:span text:style-name="T2">193</text:span> من <text:span text:style-name="T2">192</text:span> یک <text:span text:style-name="T2">190</text:span> یو <text:span text:style-name="T2">181</text:span> برا <text:span text:style-name="T2">174</text:span> تا <text:span text:style-name="T2">146</text:span> چه <text:span text:style-name="T2">136</text:span> ایرانی‌ <text:span text:style-name="T2">117</text:span> کردن (کن) <text:span text:style-name="T2">116</text:span> اسم <text:span text:style-name="T2">115</text:span> آنها <text:span text:style-name="T2">109</text:span> آن <text:span text:style-name="T2">108</text:span> هم <text:span text:style-name="T2">103</text:span> بر <text:span text:style-name="T2">103</text:span> ساعت <text:span text:style-name="T2">102</text:span> کتاب <text:span text:style-name="T2">100</text:span> چند <text:span text:style-name="T2">99</text:span> گفتگو <text:span text:style-name="T2">99</text:span> شما <text:span text:style-name="T2">98</text:span> تو <text:span text:style-name="T2">97</text:span> حل <text:span text:style-name="T2">95</text:span> پر کردن (کن) <text:s/><text:span text:style-name="T2">93</text:span> سال <text:span text:style-name="T2">92</text:span> دوست <text:span text:style-name="T2">90</text:span> ما <text:span text:style-name="T2">88</text:span> گذشته <text:span text:style-name="T2">87</text:span> یا <text:span text:style-name="T2">84</text:span> خالی <text:span text:style-name="T2">72</text:span> کار <text:span text:style-name="T2">69</text:span> نه تنها <text:span text:style-name="T2">68</text:span> متن <text:span text:style-name="T2">68</text:span> کجا <text:span text:style-name="T2">66</text:span> خوب <text:span text:style-name="T2">65</text:span> بالا <text:span text:style-name="T2">61</text:span> آغا <text:span text:style-name="T2">61</text:span> چی‌ <text:span text:style-name="T2">60</text:span> خانه <text:span text:style-name="T2">59</text:span> تواین <text:span text:style-name="T2">59</text:span> نم <text:span text:style-name="T2">59</text:span> دو <text:span text:style-name="T2">58</text:span> زبان <text:span text:style-name="T2">58</text:span> خود <text:span text:style-name="T2">56</text:span> پیش از این که <text:s/><text:span text:style-name="T2">55</text:span> قرار داشتن (در) <text:s/><text:span text:style-name="T2">55</text:span> پدر <text:span text:style-name="T2">54</text:span> فارسی <text:span text:style-name="T2">53</text:span> کدام <text:span text:style-name="T2">51</text:span> بودن (هست، باش) <text:s/><text:span text:style-name="T2">51</text:span> بعضی‌ <text:span text:style-name="T2">51</text:span> پاسخ <text:span text:style-name="T2">50</text:span> تبدیل کردن (کن) <text:s/><text:span text:style-name="T2">50</text:span> یاد رفتن (راو، رو) <text:s/><text:span text:style-name="T2">50</text:span> دیگر <text:span text:style-name="T2">50</text:span> امروز <text:span text:style-name="T2">50</text:span> روا <text:span text:style-name="T2">48</text:span> نیز <text:span text:style-name="T2">48</text:span> لطفا <text:span text:style-name="T2">47</text:span> خانم <text:span text:style-name="T2">47</text:span> پس <text:span text:style-name="T2">45</text:span> دست یافتن (یاب) <text:s/><text:span text:style-name="T2">45</text:span> بزرگ <text:span text:style-name="T2">43</text:span> بسیار <text:span text:style-name="T2">42</text:span> مادر <text:span text:style-name="T2">41</text:span> شدن (شو، شو) <text:s/><text:span text:style-name="T2">41</text:span> ولی‌ <text:span text:style-name="T2">41</text:span> روز <text:span text:style-name="T2">41</text:span> وقت <text:span text:style-name="T2">40</text:span> ماشین <text:span text:style-name="T2">40</text:span> دقیقه <text:span text:style-name="T2">39</text:span> شب <text:span text:style-name="T2">39</text:span> باشد <text:span text:style-name="T2">39</text:span> نمونه <text:span text:style-name="T2">39</text:span> باید <text:span text:style-name="T2">39</text:span> استفاده کردن (کن) <text:s/><text:span text:style-name="T2">39</text:span> بله <text:span text:style-name="T2">38</text:span> اگر <text:span text:style-name="T2">38</text:span> چرا <text:span text:style-name="T2">37</text:span> موسیقی <text:span text:style-name="T2">37</text:span> بیست <text:span text:style-name="T2">36</text:span> تنها <text:span text:style-name="T2">36</text:span> زمان <text:span text:style-name="T2">35</text:span> همه <text:span text:style-name="T2">34</text:span> بر <text:span text:style-name="T2">33</text:span> بیشتر <text:span text:style-name="T2">32</text:span> هر <text:span text:style-name="T2">32</text:span> کی‌ <text:span text:style-name="T2">31</text:span> پنج <text:span text:style-name="T2">31</text:span> تمرین کردن (کن) <text:s/><text:span text:style-name="T2">30</text:span> آزاد کردن (کن) <text:s/><text:span text:style-name="T2">30</text:span> جا <text:span text:style-name="T2">30</text:span> ردیف <text:span text:style-name="T2">29</text:span> همکلاسی <text:span text:style-name="T2">29</text:span> فصل <text:span text:style-name="T2">29</text:span> ساده <text:span text:style-name="T2">29</text:span> فوتبال <text:span text:style-name="T2">29</text:span> جهان <text:span text:style-name="T2">28</text:span> دختر <text:span text:style-name="T2">28</text:span> امشب <text:span text:style-name="T2">28</text:span> دیدن (بین) سعی؛ <text:s/><text:span text:style-name="T2">27</text:span> شاید <text:span text:style-name="T2">27</text:span> مرتب کردن (کن) <text:s/><text:span text:style-name="T2">27</text:span> بعد <text:span text:style-name="T2">27</text:span> چکار <text:span text:style-name="T2">26</text:span> شهر <text:span text:style-name="T2">26</text:span> صدا <text:span text:style-name="T2">26</text:span> دانشجو <text:span text:style-name="T2">25</text:span> میان <text:span text:style-name="T2">25</text:span> نیم <text:span text:style-name="T2">25</text:span> اینجا <text:span text:style-name="T2">25</text:span> درد <text:span text:style-name="T2">25</text:span> استاد <text:span text:style-name="T2">25</text:span> ورزش <text:span text:style-name="T2">25</text:span> دانشگاه <text:span text:style-name="T2">25</text:span> معمولا <text:span text:style-name="T2">24</text:span> هواپیما <text:span text:style-name="T2">24</text:span> چون <text:span text:style-name="T2">24</text:span> تولّد <text:span text:style-name="T2">24</text:span> مسابقه <text:span text:style-name="T2">24</text:span> پایین <text:span text:style-name="T2">24</text:span> وجود <text:span text:style-name="T2">24</text:span> حروف <text:span text:style-name="T2">24</text:span> زندگی‌ <text:span text:style-name="T2">24</text:span> فرن زدن (زن) <text:s/><text:span text:style-name="T2">24</text:span> کنون <text:span text:style-name="T2">24</text:span> مردم <text:span text:style-name="T2">24</text:span> گرفتن (گیر) تک؛ <text:s/><text:span text:style-name="T2">24</text:span> هفته <text:span text:style-name="T2">24</text:span> چطور مگر <text:span text:style-name="T2">23</text:span> بسته <text:span text:style-name="T2">23</text:span> فیلم <text:span text:style-name="T2">23</text:span> عمومی <text:span text:style-name="T2">23</text:span> سر <text:span text:style-name="T2">23</text:span> دلیل <text:span text:style-name="T2">23</text:span> هنوز <text:span text:style-name="T2">23</text:span> معلم <text:span text:style-name="T2">23</text:span> فردا <text:span text:style-name="T2">23</text:span> امتحان <text:span text:style-name="T2">22</text:span> آمدن (ا) <text:span text:style-name="T2">22</text:span> مشتری <text:span text:style-name="T2">22</text:span> علاقه <text:span text:style-name="T2">22</text:span> شماره <text:span text:style-name="T2">22</text:span> خوش <text:span text:style-name="T2">22</text:span> نقش <text:span text:style-name="T2">22</text:span> پسر <text:span text:style-name="T2">22</text:span> عنوان <text:span text:style-name="T2">22</text:span> آیا <text:span text:style-name="T2">21</text:span> همراه <text:span text:style-name="T2">21</text:span> همیشه <text:span text:style-name="T2">21</text:span> اتوبوس <text:span text:style-name="T2">21</text:span> جشن <text:span text:style-name="T2">21</text:span> آشپزی <text:span text:style-name="T2">21</text:span> کارمند <text:span text:style-name="T2">21</text:span> رفتن (راو، رو) <text:s/><text:span text:style-name="T2">21</text:span> ممنون <text:span text:style-name="T2">21</text:span> کیلو <text:span text:style-name="T2">21</text:span> پرسش <text:span text:style-name="T2">21</text:span> واژه <text:span text:style-name="T2">20</text:span> مناسب <text:span text:style-name="T2">20</text:span> برادر <text:span text:style-name="T2">20</text:span> دادن (دٔه) <text:span text:style-name="T2">20</text:span> خودش <text:span text:style-name="T2">20</text:span> ال`ن <text:span text:style-name="T2">20</text:span> عدد <text:span text:style-name="T2">20</text:span> خیبن <text:span text:style-name="T2">20</text:span> تلویزیون <text:span text:style-name="T2">19</text:span> خواهش کردن (کن) <text:s/><text:span text:style-name="T2">19</text:span> مرد <text:span text:style-name="T2">19</text:span> نوع <text:span text:style-name="T2">19</text:span> آموزگار <text:span text:style-name="T2">19</text:span> آنجا <text:span text:style-name="T2">19</text:span> چیز <text:span text:style-name="T2">19</text:span> خسته <text:span text:style-name="T2">19</text:span> زیاد <text:span text:style-name="T2">19</text:span> گرم <text:span text:style-name="T2">19</text:span> دیروز <text:span text:style-name="T2">18</text:span> میز <text:span text:style-name="T2">18</text:span> مستقیم <text:span text:style-name="T2">18</text:span> آموزش <text:span text:style-name="T2">18</text:span> آینده <text:span text:style-name="T2">18</text:span> طول کشیدن (کش) <text:s/><text:span text:style-name="T2">18</text:span> همین <text:span text:style-name="T2">18</text:span> بخش <text:span text:style-name="T2">18</text:span> سؤ <text:span text:style-name="T2">18</text:span> نوشتن (نویس) <text:span text:style-name="T2">17</text:span> شرو` شدن (شو، شو) <text:s/><text:span text:style-name="T2">17</text:span> فرش <text:span text:style-name="T2">17</text:span> تاریخی <text:span text:style-name="T2">17</text:span> شلوار <text:span text:style-name="T2">17</text:span> صرعت گرفتن (گیر) <text:s/><text:span text:style-name="T2">17</text:span> بلیت <text:span text:style-name="T2">17</text:span> زن <text:span text:style-name="T2">16</text:span> راه یافتن (یاب) <text:s/><text:span text:style-name="T2">16</text:span> آژانس <text:span text:style-name="T2">16</text:span> آغاز شدن (شو، شو) <text:s/><text:span text:style-name="T2">16</text:span> بچّه <text:span text:style-name="T2">16</text:span> شاهنشاهی <text:span text:style-name="T2">16</text:span> معروف <text:span text:style-name="T2">16</text:span> کم <text:span text:style-name="T2">16</text:span> صبح <text:span text:style-name="T2">16</text:span> بیمار <text:span text:style-name="T2">16</text:span> پیتزا <text:span text:style-name="T2">16</text:span> خواندن (خان) <text:span text:style-name="T2">16</text:span> راضی‌ <text:span text:style-name="T2">16</text:span> دوم <text:span text:style-name="T2">16</text:span> خرید <text:span text:style-name="T2">16</text:span> طرف <text:span text:style-name="T2">16</text:span> خواهر <text:span text:style-name="T2">16</text:span> حرف زدن (زن) <text:s/><text:span text:style-name="T2">16</text:span> گفتار <text:span text:style-name="T2">16</text:span> حالت <text:span text:style-name="T2">16</text:span> دانشموز <text:span text:style-name="T2">16</text:span> جارو کشیدن (کش) <text:s/><text:span text:style-name="T2">16</text:span> آب <text:span text:style-name="T2">15</text:span> نویسنده <text:span text:style-name="T2">15</text:span> پشت <text:span text:style-name="T2">15</text:span> کلاس <text:span text:style-name="T2">15</text:span> کشور <text:span text:style-name="T2">15</text:span> پرواز <text:span text:style-name="T2">15</text:span> آشنا شدن (شو، شو) <text:s/><text:span text:style-name="T2">15</text:span> مهمان <text:span text:style-name="T2">15</text:span> یعنی‌ <text:span text:style-name="T2">15</text:span> شمار <text:span text:style-name="T2">15</text:span> دکتر <text:span text:style-name="T2">15</text:span> رادیو <text:span text:style-name="T2">15</text:span> جستجو <text:span text:style-name="T2">15</text:span> بهار <text:span text:style-name="T2">15</text:span> دزدی <text:span text:style-name="T2">15</text:span> گوناگون <text:span text:style-name="T2">14</text:span> آوردن (آور) <text:span text:style-name="T2">14</text:span> رنگ <text:span text:style-name="T2">14</text:span> شم <text:span text:style-name="T2">14</text:span> هریک <text:span text:style-name="T2">14</text:span> یکدیگر <text:span text:style-name="T2">14</text:span> غذا <text:span text:style-name="T2">14</text:span> باغ <text:span text:style-name="T2">14</text:span> خوشحال <text:span text:style-name="T2">14</text:span> گوش کردن (کن) <text:s/><text:span text:style-name="T2">14</text:span> شغل <text:span text:style-name="T2">14</text:span> چپ <text:span text:style-name="T2">14</text:span> مترو <text:span text:style-name="T2">14</text:span> هیچ <text:span text:style-name="T2">14</text:span> مجموعه <text:span text:style-name="T2">14</text:span> چندین <text:span text:style-name="T2">14</text:span> حتما <text:span text:style-name="T2">14</text:span> بردن (بر) <text:span text:style-name="T2">13</text:span> انجام <text:span text:style-name="T2">13</text:span> آدرس <text:span text:style-name="T2">13</text:span> هنر <text:span text:style-name="T2">13</text:span> سینما <text:span text:style-name="T2">13</text:span> تاره <text:span text:style-name="T2">13</text:span> کشیدن (کش) <text:span text:style-name="T2">13</text:span> اثر <text:span text:style-name="T2">13</text:span> کادو <text:span text:style-name="T2">13</text:span> جهانی‌ <text:span text:style-name="T2">13</text:span> تشریف بردن (بر) <text:s/><text:span text:style-name="T2">13</text:span> تاریخ <text:span text:style-name="T2">13</text:span> نامه <text:span text:style-name="T2">13</text:span> مسجد <text:span text:style-name="T2">13</text:span> کوه <text:span text:style-name="T2">13</text:span> نوازنده <text:span text:style-name="T2">13</text:span> باز <text:span text:style-name="T2">13</text:span> کس <text:span text:style-name="T2">13</text:span> جایگاه <text:span text:style-name="T2">13</text:span> ممکن <text:span text:style-name="T2">13</text:span> خدمت <text:span text:style-name="T2">13</text:span> صمیمی‌ <text:span text:style-name="T2">13</text:span> بعدی <text:span text:style-name="T2">13</text:span> روستا <text:span text:style-name="T2">13</text:span> هوا <text:span text:style-name="T2">13</text:span> برد <text:span text:style-name="T2">12</text:span> فرودگاه <text:span text:style-name="T2">12</text:span> عربی‌ <text:span text:style-name="T2">12</text:span> سمت <text:span text:style-name="T2">12</text:span> چشم <text:span text:style-name="T2">12</text:span> سختگیر <text:span text:style-name="T2">12</text:span> کمک کردن (کن) <text:s/><text:span text:style-name="T2">12</text:span> امید <text:span text:style-name="T2">12</text:span> چقدر <text:span text:style-name="T2">12</text:span> تأثیر <text:span text:style-name="T2">12</text:span> نشان <text:span text:style-name="T2">12</text:span> طور <text:span text:style-name="T2">12</text:span> بازار <text:span text:style-name="T2">12</text:span> پزشک <text:span text:style-name="T2">12</text:span> میدان <text:span text:style-name="T2">12</text:span> تابستان <text:span text:style-name="T2">12</text:span> صحبت <text:span text:style-name="T2">11</text:span> کاربرد <text:span text:style-name="T2">11</text:span> دور <text:span text:style-name="T2">11</text:span> خراب شدن (شو، شو) <text:s/><text:span text:style-name="T2">11</text:span> قرن <text:span text:style-name="T2">11</text:span> سندلی‌ <text:span text:style-name="T2">11</text:span> فرزند <text:span text:style-name="T2">11</text:span> شرط <text:span text:style-name="T2">11</text:span> روزمرره <text:span text:style-name="T2">11</text:span> محل <text:span text:style-name="T2">11</text:span> همدیگر <text:span text:style-name="T2">11</text:span> زمین <text:span text:style-name="T2">11</text:span> تخممرق <text:span text:style-name="T2">11</text:span> پیدا کردن (کن) <text:s/><text:span text:style-name="T2">11</text:span> کامل <text:span text:style-name="T2">11</text:span> پدربزرگ <text:span text:style-name="T2">11</text:span> لطف <text:span text:style-name="T2">11</text:span> دیشب <text:span text:style-name="T2">11</text:span> قبل <text:span text:style-name="T2">11</text:span> دلم خواستن (خواه) <text:s/><text:span text:style-name="T2">11</text:span> ازدواج <text:span text:style-name="T2">11</text:span> اسباب‌کشی <text:span text:style-name="T2">11</text:span> ملی‌ <text:span text:style-name="T2">11</text:span> فقط <text:span text:style-name="T2">11</text:span> مخالف <text:span text:style-name="T2">11</text:span> امر <text:span text:style-name="T2">11</text:span> پارک <text:span text:style-name="T2">11</text:span> بویژه <text:span text:style-name="T2">11</text:span> مردمان <text:span text:style-name="T2">11</text:span> پلیس <text:span text:style-name="T2">11</text:span> پیشنهاد <text:span text:style-name="T2">11</text:span> استان <text:span text:style-name="T2">11</text:span> فهرست <text:span text:style-name="T2">11</text:span> دریا <text:span text:style-name="T2">11</text:span> فروشنده <text:span text:style-name="T2">11</text:span> مقزدر <text:span text:style-name="T2">11</text:span> کوتاه <text:span text:style-name="T2">11</text:span> سخن <text:span text:style-name="T2">11</text:span> اقامت کردن (کن) <text:s/><text:span text:style-name="T2">11</text:span> تعریف کردن (کن) <text:s/><text:span text:style-name="T2">11</text:span> آرامگاه <text:span text:style-name="T2">11</text:span> مسافرت <text:span text:style-name="T2">11</text:span> متاسفانه <text:span text:style-name="T2">11</text:span> تماشا کردن (کن) <text:s/><text:span text:style-name="T2">11</text:span> زمستان <text:span text:style-name="T2">11</text:span> بی‌ <text:span text:style-name="T2">10</text:span> اجازه دادن (دٔه) <text:s/><text:span text:style-name="T2">10</text:span> بستنی <text:span text:style-name="T2">10</text:span> توجه <text:span text:style-name="T2">10</text:span> پاییز <text:span text:style-name="T2">10</text:span> زیبا <text:span text:style-name="T2">10</text:span> میلاد <text:span text:style-name="T2">10</text:span> ساده <text:span text:style-name="T2">10</text:span> مقایسه <text:span text:style-name="T2">10</text:span> نگران <text:span text:style-name="T2">10</text:span> کنسرت <text:span text:style-name="T2">10</text:span> بنا <text:span text:style-name="T2">10</text:span> استوانه <text:span text:style-name="T2">10</text:span> تصمیم گرفتن (گیر) <text:s/><text:span text:style-name="T2">10</text:span> مشکل <text:span text:style-name="T2">10</text:span> هرکدام <text:span text:style-name="T2">10</text:span> میل فرمودن (فرما) <text:s/><text:span text:style-name="T2">10</text:span> حتا <text:span text:style-name="T2">10</text:span> اول <text:span text:style-name="T2">10</text:span> فراموشکاری <text:span text:style-name="T2">10</text:span> آزادی <text:span text:style-name="T2">10</text:span> سالن <text:span text:style-name="T2">10</text:span> سلام <text:span text:style-name="T2">10</text:span> بلند <text:span text:style-name="T2">10</text:span> چگونه <text:span text:style-name="T2">10</text:span> زرنگ <text:span text:style-name="T2">10</text:span> اهل <text:span text:style-name="T2">10</text:span> عذر میخواهم <text:span text:style-name="T2">10</text:span> حرکت <text:span text:style-name="T2">10</text:span> بازگو کردن (کن) <text:span text:style-name="T2">10</text:span> خبر <text:span text:style-name="T2">10</text:span> ترتیب <text:span text:style-name="T2">10</text:span> تلفن <text:span text:style-name="T2">10</text:span> مسععول <text:span text:style-name="T2">10</text:span> راست <text:span text:style-name="T2">10</text:span> گفتن (گئو) <text:span text:style-name="T2">10</text:span> دیدنی‌ <text:span text:style-name="T2">10</text:span> اسکی <text:span text:style-name="T2">10</text:span> خواب <text:span text:style-name="T2">10</text:span> برج <text:span text:style-name="T2">10</text:span> سفر <text:span text:style-name="T2">10</text:span> دور زدن (زن) <text:span text:style-name="T2">10</text:span> پنجره <text:span text:style-name="T2">9</text:span> پذیرش <text:span text:style-name="T2">9</text:span> میلادی <text:span text:style-name="T2">9</text:span> سیب <text:span text:style-name="T2">9</text:span> ورزشکار <text:span text:style-name="T2">9</text:span> ننوع <text:span text:style-name="T2">9</text:span> بهتر <text:span text:style-name="T2">9</text:span> خریدن (خار) <text:span text:style-name="T2">9</text:span> تمیز <text:span text:style-name="T2">9</text:span> فرهنگ <text:span text:style-name="T2">9</text:span> خوردن (خور) <text:span text:style-name="T2">9</text:span> مهندس <text:span text:style-name="T2">9</text:span> ببخشید <text:span text:style-name="T2">9</text:span> شکست <text:span text:style-name="T2">9</text:span> افتادن (افت) <text:span text:style-name="T2">9</text:span> ماهی‌ <text:span text:style-name="T2">9</text:span> دارا بودن (هست؛ باش) <text:span text:style-name="T2">9</text:span> امیدوار <text:span text:style-name="T2">9</text:span> هتل <text:span text:style-name="T2">9</text:span> گرسنه <text:span text:style-name="T2">9</text:span> ازجمله <text:span text:style-name="T2">9</text:span> علاقمند <text:span text:style-name="T2">9</text:span> دانش <text:span text:style-name="T2">9</text:span> سرزمین <text:span text:style-name="T2">9</text:span> گمشده <text:span text:style-name="T2">9</text:span> ناهار <text:span text:style-name="T2">9</text:span> اصلی‌ <text:span text:style-name="T2">9</text:span> خاطر <text:span text:style-name="T2">9</text:span> مدل <text:span text:style-name="T2">9</text:span> هرگز <text:span text:style-name="T2">9</text:span> حالا <text:span text:style-name="T2">9</text:span> عمل <text:span text:style-name="T2">9</text:span> کاخ <text:span text:style-name="T2">9</text:span> شرکت کردن (کن) <text:span text:style-name="T2">9</text:span> قبول شدن (شو، شو) <text:span text:style-name="T2">9</text:span> پارسی‌ <text:span text:style-name="T2">9</text:span> عکس <text:span text:style-name="T2">9</text:span> گذاشتن (گذر) <text:span text:style-name="T2">9</text:span> رب` <text:span text:style-name="T2">9</text:span> تعمیر کردن (کن) <text:span text:style-name="T2">9</text:span> رزرو کردن (کن) <text:span text:style-name="T2">9</text:span> شنبه <text:span text:style-name="T2">9</text:span> مدرسه <text:span text:style-name="T2">9</text:span> پیراهن <text:span text:style-name="T2">9</text:span> دوش <text:span text:style-name="T2">9</text:span> مشابه <text:span text:style-name="T2">9</text:span> چنان <text:span text:style-name="T2">9</text:span> ویژه <text:span text:style-name="T2">9</text:span> طوفانی <text:span text:style-name="T2">9</text:span> اجاق <text:span text:style-name="T2">9</text:span> تحویل گرفتن (گیر) <text:span text:style-name="T2">9</text:span> تر <text:span text:style-name="T2">9</text:span> ترم <text:span text:style-name="T2">9</text:span> فکر کردن (کن) <text:span text:style-name="T2">9</text:span> منتظر شدن (شو، شو) <text:span text:style-name="T2">9</text:span> بیدار شدن (شو، شو) <text:span text:style-name="T2">9</text:span> همسر <text:span text:style-name="T2">9</text:span> دنیا <text:span text:style-name="T2">8</text:span> فراوان <text:span text:style-name="T2">8</text:span> عدم <text:span text:style-name="T2">8</text:span> کمابیش <text:span text:style-name="T2">8</text:span> بستن <text:span text:style-name="T2">8</text:span> بد <text:span text:style-name="T2">8</text:span> سرد شدن (شو، شو) <text:span text:style-name="T2">8</text:span> بلوز <text:span text:style-name="T2">8</text:span> بلکه <text:span text:style-name="T2">8</text:span> دوربین <text:span text:style-name="T2">8</text:span> بلد بودن (هست، باش) <text:span text:style-name="T2">8</text:span> پایتخت <text:span text:style-name="T2">8</text:span> دستگیر کردن (کن) <text:span text:style-name="T2">8</text:span> کوهنوردی <text:span text:style-name="T2">8</text:span> درشت <text:span text:style-name="T2">8</text:span> رهرو <text:span text:style-name="T2">8</text:span> خطرناک <text:span text:style-name="T2">8</text:span> درجه <text:span text:style-name="T2">8</text:span> مختلف <text:span text:style-name="T2">8</text:span> شرق <text:span text:style-name="T2">8</text:span> دانشکده <text:span text:style-name="T2">8</text:span> خانواده <text:span text:style-name="T2">8</text:span> ریز <text:span text:style-name="T2">8</text:span> نخستین <text:span text:style-name="T2">8</text:span> مبل <text:span text:style-name="T2">8</text:span> آرایشگر <text:span text:style-name="T2">8</text:span> آویزان کردن (کن) <text:span text:style-name="T2">8</text:span> اشاره <text:span text:style-name="T2">8</text:span> جالب <text:span text:style-name="T2">8</text:span> کپشن <text:span text:style-name="T2">8</text:span> لیست <text:span text:style-name="T2">8</text:span> مکان <text:span text:style-name="T2">8</text:span> نگاه کردن (کن) <text:span text:style-name="T2">8</text:span> شمال <text:span text:style-name="T2">8</text:span> هیچ‌جا <text:span text:style-name="T2">8</text:span> دفتر <text:span text:style-name="T2">8</text:span> اغلب <text:span text:style-name="T2">8</text:span> پیشینه <text:span text:style-name="T2">8</text:span> اقوام <text:span text:style-name="T2">8</text:span> ادب <text:span text:style-name="T2">8</text:span> سوال <text:span text:style-name="T2">8</text:span> نرس <text:span text:style-name="T2">8</text:span> یخچال <text:span text:style-name="T2">8</text:span> منطقه <text:span text:style-name="T2">8</text:span> گزارش <text:span text:style-name="T2">8</text:span> همینجا <text:span text:style-name="T2">8</text:span> عمع <text:span text:style-name="T2">8</text:span> همان <text:span text:style-name="T2">8</text:span> سانس <text:span text:style-name="T2">8</text:span> خیسه <text:span text:style-name="T2">8</text:span> قدکوته <text:span text:style-name="T2">8</text:span> کوچک <text:span text:style-name="T2">8</text:span> برف <text:span text:style-name="T2">8</text:span> چنین <text:span text:style-name="T2">8</text:span> ماندن (من) <text:span text:style-name="T2">8</text:span> قصه <text:span text:style-name="T2">8</text:span> مطلب <text:span text:style-name="T2">8</text:span> کمیاب <text:span text:style-name="T2">8</text:span> متشکّر <text:span text:style-name="T2">8</text:span> مرسی‌ <text:span text:style-name="T2">8</text:span> سپس <text:span text:style-name="T2">8</text:span> گلو <text:span text:style-name="T2">8</text:span> وسایل <text:span text:style-name="T2">8</text:span> اعتماد <text:span text:style-name="T2">8</text:span> مگر <text:span text:style-name="T2">8</text:span> غرب <text:span text:style-name="T2">8</text:span> هرگاه <text:span text:style-name="T2">7</text:span> غیر از <text:span text:style-name="T2">7</text:span> اشتباه کردن (کن) <text:span text:style-name="T2">7</text:span> زیرا <text:span text:style-name="T2">7</text:span> سشوار کشیدن (کش) <text:span text:style-name="T2">7</text:span> آبی <text:span text:style-name="T2">7</text:span> دستبند <text:span text:style-name="T2">7</text:span> قالی <text:span text:style-name="T2">7</text:span> مرکز <text:span text:style-name="T2">7</text:span> گیلاس <text:span text:style-name="T2">7</text:span> انتخاب کردن (کن) <text:span text:style-name="T2">7</text:span> هزینه <text:span text:style-name="T2">7</text:span> پسرخل <text:span text:style-name="T2">7</text:span> گریه کردن (کن) <text:span text:style-name="T2">7</text:span> رقم <text:span text:style-name="T2">7</text:span> اثر <text:span text:style-name="T2">7</text:span> دور <text:span text:style-name="T2">7</text:span> اصلا <text:span text:style-name="T2">7</text:span> همه‌‌جا <text:span text:style-name="T2">7</text:span> جز <text:span text:style-name="T2">7</text:span> سرانجام <text:span text:style-name="T2">7</text:span> اولین <text:span text:style-name="T2">7</text:span> جنس <text:span text:style-name="T2">7</text:span> حاضر شدن (شو، شو) <text:span text:style-name="T2">7</text:span> مادربزرگ <text:span text:style-name="T2">7</text:span> لذت <text:span text:style-name="T2">7</text:span> کلید <text:span text:style-name="T2">7</text:span> خان <text:span text:style-name="T2">7</text:span> اشپزخن <text:span text:style-name="T2">7</text:span> زانو <text:span text:style-name="T2">7</text:span> وکیل <text:span text:style-name="T2">7</text:span> لایه <text:span text:style-name="T2">7</text:span> معنی‌ <text:span text:style-name="T2">7</text:span> میان <text:span text:style-name="T2">7</text:span> خودم <text:span text:style-name="T2">7</text:span> همسایه <text:span text:style-name="T2">7</text:span> شریف <text:span text:style-name="T2">7</text:span> هیچکس <text:span text:style-name="T2">7</text:span> بینی‌ <text:span text:style-name="T2">7</text:span> امروزه <text:span text:style-name="T2">7</text:span> پرستار <text:span text:style-name="T2">7</text:span> مأمور <text:span text:style-name="T2">7</text:span> اتفاق افتادن (افت) <text:span text:style-name="T2">7</text:span> فرصت <text:span text:style-name="T2">7</text:span> دن <text:span text:style-name="T2">7</text:span> خلبن <text:span text:style-name="T2">7</text:span> شعر <text:span text:style-name="T2">7</text:span> سابقه <text:span text:style-name="T2">7</text:span> آماده <text:span text:style-name="T2">7</text:span> حکومت <text:span text:style-name="T2">7</text:span> لازم داشتن (در) <text:span text:style-name="T2">7</text:span> برنج <text:span text:style-name="T2">7</text:span> رود <text:span text:style-name="T2">7</text:span> گشتن (گرد) <text:span text:style-name="T2">7</text:span> قسمت <text:span text:style-name="T2">7</text:span> شدید <text:span text:style-name="T2">7</text:span> فروشگاه <text:span text:style-name="T2">7</text:span> ویترین <text:span text:style-name="T2">7</text:span> نشان <text:span text:style-name="T2">7</text:span> پور <text:span text:style-name="T2">7</text:span> سه‌شنبه <text:span text:style-name="T2">7</text:span> ناشناس <text:span text:style-name="T2">7</text:span> گلدان <text:span text:style-name="T2">7</text:span> پیشخدمت <text:span text:style-name="T2">7</text:span> شستن (عوعو) <text:span text:style-name="T2">7</text:span> چکار <text:span text:style-name="T2">7</text:span> چندمین <text:span text:style-name="T2">7</text:span> هرچه <text:span text:style-name="T2">7</text:span> آرزو <text:span text:style-name="T2">6</text:span> دوباره <text:span text:style-name="T2">6</text:span> کوچه <text:span text:style-name="T2">6</text:span> همچنین <text:span text:style-name="T2">6</text:span> اگرچه <text:span text:style-name="T2">6</text:span> هرجا <text:span text:style-name="T2">6</text:span> معماری <text:span text:style-name="T2">6</text:span> مناطق <text:span text:style-name="T2">6</text:span> رسیدن (رضوان) <text:span text:style-name="T2">6</text:span> بیش از <text:span text:style-name="T2">6</text:span> تخت <text:span text:style-name="T2">6</text:span> متاسف بودن (هست، باش) <text:span text:style-name="T2">6</text:span> دوچرخه <text:span text:style-name="T2">6</text:span> صبحانه <text:span text:style-name="T2">6</text:span> تقویم <text:span text:style-name="T2">6</text:span> کارت <text:span text:style-name="T2">6</text:span> قل` <text:span text:style-name="T2">6</text:span> ارگ <text:span text:style-name="T2">6</text:span> آبوهوا <text:span text:style-name="T2">6</text:span> قهوه <text:span text:style-name="T2">6</text:span> راحت <text:span text:style-name="T2">6</text:span> کمد <text:span text:style-name="T2">6</text:span> فتح <text:span text:style-name="T2">6</text:span> رأس <text:span text:style-name="T2">6</text:span> پوشیده <text:span text:style-name="T2">6</text:span> خیر <text:span text:style-name="T2">6</text:span> فرهنگی‌ <text:span text:style-name="T2">6</text:span> خشمز <text:span text:style-name="T2">6</text:span> مقصد <text:span text:style-name="T2">6</text:span> کشف کردن (کن) <text:span text:style-name="T2">6</text:span> پخش <text:span text:style-name="T2">6</text:span> لباس <text:span text:style-name="T2">6</text:span> کافی‌ <text:span text:style-name="T2">6</text:span> لوازم <text:span text:style-name="T2">6</text:span> هرکس <text:span text:style-name="T2">6</text:span> هرروز <text:span text:style-name="T2">6</text:span> علی‌ <text:span text:style-name="T2">6</text:span> بین کردن (کن) <text:span text:style-name="T2">6</text:span> شهرت <text:span text:style-name="T2">6</text:span> عطسه <text:span text:style-name="T2">6</text:span> پا <text:span text:style-name="T2">6</text:span> خوشبخت <text:span text:style-name="T2">6</text:span> خوشبختانه <text:span text:style-name="T2">6</text:span> فریزر <text:span text:style-name="T2">6</text:span> باغچه <text:span text:style-name="T2">6</text:span> خوبی <text:span text:style-name="T2">6</text:span> انگور <text:span text:style-name="T2">6</text:span> سپاسگزار <text:span text:style-name="T2">6</text:span> شادی <text:span text:style-name="T2">6</text:span> بیمارستان <text:span text:style-name="T2">6</text:span> تصویر <text:span text:style-name="T2">6</text:span> کمهوسل <text:span text:style-name="T2">6</text:span> وسیله <text:span text:style-name="T2">6</text:span> کوت <text:span text:style-name="T2">6</text:span> شلورجین <text:span text:style-name="T2">6</text:span> شاه <text:span text:style-name="T2">6</text:span> ترک کردن (کن) <text:span text:style-name="T2">6</text:span> عمر <text:span text:style-name="T2">6</text:span> ادبیات <text:span text:style-name="T2">6</text:span> دراز <text:span text:style-name="T2">6</text:span> پزشکی‌ <text:span text:style-name="T2">6</text:span> مامان <text:span text:style-name="T2">6</text:span> رشتکوه <text:span text:style-name="T2">6</text:span> موزه <text:span text:style-name="T2">6</text:span> دماغ <text:span text:style-name="T2">6</text:span> یادشت <text:span text:style-name="T2">6</text:span> اکنون <text:span text:style-name="T2">6</text:span> روشن <text:span text:style-name="T2">6</text:span> صلح <text:span text:style-name="T2">6</text:span> جهانیان <text:span text:style-name="T2">6</text:span> فیلسوف <text:span text:style-name="T2">6</text:span> تفریح <text:span text:style-name="T2">6</text:span> عقرب <text:span text:style-name="T2">6</text:span> ترجیح دادن (دٔه) <text:span text:style-name="T2">6</text:span> حضور <text:span text:style-name="T2">6</text:span> فراهم کردن (کن) <text:span text:style-name="T2">6</text:span> تلفظ <text:span text:style-name="T2">6</text:span> چهارپا <text:span text:style-name="T2">6</text:span> رنگین‌کمان <text:span text:style-name="T2">6</text:span> دین <text:span text:style-name="T2">6</text:span> ایمنی <text:span text:style-name="T2">6</text:span> دانشمند <text:span text:style-name="T2">6</text:span> کفش <text:span text:style-name="T2">6</text:span> خوانند <text:span text:style-name="T2">6</text:span> جنوب <text:span text:style-name="T2">6</text:span> گسترش یافتن (یاب) <text:span text:style-name="T2">6</text:span> ورزشگاه <text:span text:style-name="T2">6</text:span> ایست <text:span text:style-name="T2">6</text:span> پیدرپی <text:span text:style-name="T2">6</text:span> شیرین <text:span text:style-name="T2">6</text:span> هدف <text:span text:style-name="T2">6</text:span> تیم <text:span text:style-name="T2">6</text:span> اندیشه <text:span text:style-name="T2">6</text:span> مدت <text:span text:style-name="T2">6</text:span> بینگ <text:span text:style-name="T2">6</text:span> دندان <text:span text:style-name="T2">6</text:span> درخت <text:span text:style-name="T2">6</text:span> خاموش کردن (کن) <text:span text:style-name="T2">6</text:span> بیکار <text:span text:style-name="T2">6</text:span> دیدار <text:span text:style-name="T2">6</text:span> گارسون <text:span text:style-name="T2">6</text:span> عروسی <text:span text:style-name="T2">6</text:span> وزن <text:span text:style-name="T2">6</text:span> چجور <text:span text:style-name="T2">6</text:span> هروقت <text:span text:style-name="T2">6</text:span> چندشنب <text:span text:style-name="T2">6</text:span> سفید <text:span text:style-name="T2">6</text:span> ناراحت <text:span text:style-name="T2">6</text:span> کشتی‌ <text:span text:style-name="T2">5</text:span> نشانی‌ <text:span text:style-name="T2">5</text:span> همهچیز <text:span text:style-name="T2">5</text:span> همواره <text:span text:style-name="T2">5</text:span> ظهور <text:span text:style-name="T2">5</text:span> بازو <text:span text:style-name="T2">5</text:span> هنری <text:span text:style-name="T2">5</text:span> تمنا کردن (کن) <text:span text:style-name="T2">5</text:span> حمل <text:span text:style-name="T2">5</text:span> جلب کردن (کن) <text:span text:style-name="T2">5</text:span> بالکن <text:span text:style-name="T2">5</text:span> همام <text:span text:style-name="T2">5</text:span> راجع به <text:span text:style-name="T2">5</text:span> یکس زدن (زن) <text:span text:style-name="T2">5</text:span> شکل گرفتن (گیر) <text:span text:style-name="T2">5</text:span> فراموش شدن (شو، شو) <text:span text:style-name="T2">5</text:span> قشنگ <text:span text:style-name="T2">5</text:span> احتمال داشتن (در) <text:span text:style-name="T2">5</text:span> فایده <text:span text:style-name="T2">5</text:span> قایق <text:span text:style-name="T2">5</text:span> بدن <text:span text:style-name="T2">5</text:span> مشغول <text:span text:style-name="T2">5</text:span> تلفنی <text:span text:style-name="T2">5</text:span> بند <text:span text:style-name="T2">5</text:span> مرغ‌ <text:span text:style-name="T2">5</text:span> تعطیل <text:span text:style-name="T2">5</text:span> ساخت <text:span text:style-name="T2">5</text:span> رفتمد <text:span text:style-name="T2">5</text:span> پختن (باز) <text:span text:style-name="T2">5</text:span> جلد <text:span text:style-name="T2">5</text:span> گاو <text:span text:style-name="T2">5</text:span> موی زدن (زن) <text:span text:style-name="T2">5</text:span> تاریک <text:span text:style-name="T2">5</text:span> گرامی‌ <text:span text:style-name="T2">5</text:span> عزیز <text:span text:style-name="T2">5</text:span> دندانپزشک <text:span text:style-name="T2">5</text:span> ظرفشویی <text:span text:style-name="T2">5</text:span> قبلاً <text:span text:style-name="T2">5</text:span> زود <text:span text:style-name="T2">5</text:span> انگلیسی <text:span text:style-name="T2">5</text:span> برابر <text:span text:style-name="T2">5</text:span> تأسیس کردن (کن) <text:span text:style-name="T2">5</text:span> عصر <text:span text:style-name="T2">5</text:span> گران <text:span text:style-name="T2">5</text:span> مشهور <text:span text:style-name="T2">5</text:span> تند <text:span text:style-name="T2">5</text:span> تابع <text:span text:style-name="T2">5</text:span> یافتن (یاب) <text:span text:style-name="T2">5</text:span> انگشت <text:span text:style-name="T2">5</text:span> کاف <text:span text:style-name="T2">5</text:span> طبقه <text:span text:style-name="T2">5</text:span> گول <text:span text:style-name="T2">5</text:span> سعد <text:span text:style-name="T2">5</text:span> جلو <text:span text:style-name="T2">5</text:span> میوه <text:span text:style-name="T2">5</text:span> آلمانی‌ <text:span text:style-name="T2">5</text:span> پیاده شدن (شو، شو) <text:span text:style-name="T2">5</text:span> سوار شدن (شو، شو) <text:span text:style-name="T2">5</text:span> عینک <text:span text:style-name="T2">5</text:span> طلا <text:span text:style-name="T2">5</text:span> سبز <text:span text:style-name="T2">5</text:span> راهنمایی‌ کردن (کن) <text:span text:style-name="T2">5</text:span> شاد <text:span text:style-name="T2">5</text:span> برخوردار بودن (هست، باش) <text:span text:style-name="T2">5</text:span> شنیدن (شنو، شنو) <text:span text:style-name="T2">5</text:span> میراث <text:span text:style-name="T2">5</text:span> تعطیلات <text:span text:style-name="T2">5</text:span> اسب <text:span text:style-name="T2">5</text:span> بقسزی <text:span text:style-name="T2">5</text:span> انسان <text:span text:style-name="T2">5</text:span> آشنایی <text:span text:style-name="T2">5</text:span> اکثر <text:span text:style-name="T2">5</text:span> دیر <text:span text:style-name="T2">5</text:span> سرمهماندار <text:span text:style-name="T2">5</text:span> واگذار کردن (کن) <text:span text:style-name="T2">5</text:span> لب <text:span text:style-name="T2">5</text:span> ادبی‌ <text:span text:style-name="T2">5</text:span> زنده <text:span text:style-name="T2">5</text:span> محلّی <text:span text:style-name="T2">5</text:span> مدتها <text:span text:style-name="T2">5</text:span> دنبال گشتن (گرد) <text:span text:style-name="T2">5</text:span> ذره‌بین <text:span text:style-name="T2">5</text:span> نفر <text:span text:style-name="T2">5</text:span> گوشت <text:span text:style-name="T2">5</text:span> متر <text:span text:style-name="T2">5</text:span> وسعت <text:span text:style-name="T2">5</text:span> مینی‌بوس <text:span text:style-name="T2">5</text:span> موش <text:span text:style-name="T2">5</text:span> تکان خوردن (خور) <text:span text:style-name="T2">5</text:span> ساز <text:span text:style-name="T2">5</text:span> تبیی‌ <text:span text:style-name="T2">5</text:span> نیز <text:span text:style-name="T2">5</text:span> جدید <text:span text:style-name="T2">5</text:span> نخیر <text:span text:style-name="T2">5</text:span> هیچ‌کدام <text:span text:style-name="T2">5</text:span> عادی <text:span text:style-name="T2">5</text:span> آجیل <text:span text:style-name="T2">5</text:span> البته <text:span text:style-name="T2">5</text:span> رسمی‌ <text:span text:style-name="T2">5</text:span> کهن <text:span text:style-name="T2">5</text:span> برجسته <text:span text:style-name="T2">5</text:span> وامدار بودن (هست، باش) <text:span text:style-name="T2">5</text:span> نقاشی کردن (کن) <text:span text:style-name="T2">5</text:span> ماهیتابه <text:span text:style-name="T2">5</text:span> مهمانی <text:span text:style-name="T2">5</text:span> رعد شدن (شو، شو) <text:span text:style-name="T2">5</text:span> پرداخت <text:span text:style-name="T2">5</text:span> مشخخست <text:span text:style-name="T2">5</text:span> شخصی <text:span text:style-name="T2">5</text:span> پسته <text:span text:style-name="T2">5</text:span> افسوس <text:span text:style-name="T2">5</text:span> حیف <text:span text:style-name="T2">5</text:span> پرس <text:span text:style-name="T2">5</text:span> پستخن <text:span text:style-name="T2">5</text:span> قابلمه <text:span text:style-name="T2">5</text:span> قدرت <text:span text:style-name="T2">5</text:span> نخست <text:span text:style-name="T2">5</text:span> برنامه <text:span text:style-name="T2">5</text:span> آرامش <text:span text:style-name="T2">5</text:span> باران <text:span text:style-name="T2">5</text:span> حسابی‌ <text:span text:style-name="T2">5</text:span> گیرنده <text:span text:style-name="T2">5</text:span> تازه <text:span text:style-name="T2">5</text:span> قرمز <text:span text:style-name="T2">5</text:span> گزارشگر <text:span text:style-name="T2">5</text:span> جمهوری <text:span text:style-name="T2">5</text:span> مرور <text:span text:style-name="T2">5</text:span> رفتبرگشت <text:span text:style-name="T2">5</text:span> شور <text:span text:style-name="T2">5</text:span> حساس <text:span text:style-name="T2">5</text:span> ریختن (ریز) <text:span text:style-name="T2">5</text:span> قفسه <text:span text:style-name="T2">5</text:span> کشتی <text:span text:style-name="T2">5</text:span> مریض <text:span text:style-name="T2">5</text:span> امضا <text:span text:style-name="T2">5</text:span> نشستن (نشین) <text:span text:style-name="T2">5</text:span> شصت <text:span text:style-name="T2">5</text:span> سیگار کشیدن (کش) <text:span text:style-name="T2">5</text:span> قلین کشیدن (کش) <text:span text:style-name="T2">5</text:span> جوراب <text:span text:style-name="T2">5</text:span> آهنگ <text:span text:style-name="T2">5</text:span> جنوبی <text:span text:style-name="T2">5</text:span> سبک <text:span text:style-name="T2">5</text:span> سفر <text:span text:style-name="T2">5</text:span> دزد <text:span text:style-name="T2">5</text:span> باریک <text:span text:style-name="T2">5</text:span> لاغر <text:span text:style-name="T2">5</text:span> ترجمه <text:span text:style-name="T2">5</text:span> دتخت <text:span text:style-name="T2">5</text:span> هندوانه <text:span text:style-name="T2">5</text:span> چهارشنبه <text:span text:style-name="T2">5</text:span> وزنبردری <text:span text:style-name="T2">5</text:span> عرض <text:span text:style-name="T2">5</text:span> ارزشمند <text:span text:style-name="T2">5</text:span> خودت <text:span text:style-name="T2">4</text:span> شکم <text:span text:style-name="T2">4</text:span> الکل <text:span text:style-name="T2">4</text:span> تمام <text:span text:style-name="T2">4</text:span> تقریباً <text:span text:style-name="T2">4</text:span> گرچه <text:span text:style-name="T2">4</text:span> پیدایش <text:span text:style-name="T2">4</text:span> تیراندازی <text:span text:style-name="T2">4</text:span> معمار <text:span text:style-name="T2">4</text:span> مقاله <text:span text:style-name="T2">4</text:span> نوشتار <text:span text:style-name="T2">4</text:span> مجلس <text:span text:style-name="T2">4</text:span> عمه <text:span text:style-name="T2">4</text:span> موز <text:span text:style-name="T2">4</text:span> بانک <text:span text:style-name="T2">4</text:span> علاوه بر این <text:span text:style-name="T2">4</text:span> زرشک <text:span text:style-name="T2">4</text:span> چنزنی <text:span text:style-name="T2">4</text:span> بسکتبال <text:span text:style-name="T2">4</text:span> لوبیا <text:span text:style-name="T2">4</text:span> نرسیده <text:span text:style-name="T2">4</text:span> باور کردن (کن) <text:span text:style-name="T2">4</text:span> سطل‌ <text:span text:style-name="T2">4</text:span> شناسنامه <text:span text:style-name="T2">4</text:span> تلخ <text:span text:style-name="T2">4</text:span> سیاه <text:span text:style-name="T2">4</text:span> یکنوخت <text:span text:style-name="T2">4</text:span> بلوار <text:span text:style-name="T2">4</text:span> نان‌ <text:span text:style-name="T2">4</text:span> سینه <text:span text:style-name="T2">4</text:span> نسیم <text:span text:style-name="T2">4</text:span> پول <text:span text:style-name="T2">4</text:span> کار <text:span text:style-name="T2">4</text:span> راستی‌ <text:span text:style-name="T2">4</text:span> کابینت <text:span text:style-name="T2">4</text:span> کیک <text:span text:style-name="T2">4</text:span> گربه <text:span text:style-name="T2">4</text:span> قرون <text:span text:style-name="T2">4</text:span> منشور <text:span text:style-name="T2">4</text:span> ارزان <text:span text:style-name="T2">4</text:span> پنیر <text:span text:style-name="T2">4</text:span> کودکی <text:span text:style-name="T2">4</text:span> باهوش <text:span text:style-name="T2">4</text:span> رنگین <text:span text:style-name="T2">4</text:span> جمع <text:span text:style-name="T2">4</text:span> دلداری دادن (دٔه) <text:span text:style-name="T2">4</text:span> قرر <text:span text:style-name="T2">4</text:span> ذرت <text:span text:style-name="T2">4</text:span> فروند <text:span text:style-name="T2">4</text:span> باجه <text:span text:style-name="T2">4</text:span> دخترخل <text:span text:style-name="T2">4</text:span> دیوانه <text:span text:style-name="T2">4</text:span> خم <text:span text:style-name="T2">4</text:span> شلوغ <text:span text:style-name="T2">4</text:span> گمرک <text:span text:style-name="T2">4</text:span> طراحی <text:span text:style-name="T2">4</text:span> میزتحریر <text:span text:style-name="T2">4</text:span> دستگاه <text:span text:style-name="T2">4</text:span> کارگردان <text:span text:style-name="T2">4</text:span> کثیف <text:span text:style-name="T2">4</text:span> ظرف <text:span text:style-name="T2">4</text:span> اسناد <text:span text:style-name="T2">4</text:span> ساگ <text:span text:style-name="T2">4</text:span> دامن <text:span text:style-name="T2">4</text:span> پوشک <text:span text:style-name="T2">4</text:span> خشک <text:span text:style-name="T2">4</text:span> سلسله‌ <text:span text:style-name="T2">4</text:span> تلاش <text:span text:style-name="T2">4</text:span> آرنج <text:span text:style-name="T2">4</text:span> دبستان <text:span text:style-name="T2">4</text:span> عناصر <text:span text:style-name="T2">4</text:span> امپراتوری <text:span text:style-name="T2">4</text:span> فرمانروائی <text:span text:style-name="T2">4</text:span> خلوت <text:span text:style-name="T2">4</text:span> بس <text:span text:style-name="T2">4</text:span> فرار کردن (کن) <text:span text:style-name="T2">4</text:span> اروپایی‌ <text:span text:style-name="T2">4</text:span> حکایت کردن (کن) <text:span text:style-name="T2">4</text:span> معاف <text:span text:style-name="T2">4</text:span> باتجربه <text:span text:style-name="T2">4</text:span> توضیح دادن (دٔه) <text:span text:style-name="T2">4</text:span> خارجی <text:span text:style-name="T2">4</text:span> کشاورز <text:span text:style-name="T2">4</text:span> روان <text:span text:style-name="T2">4</text:span> مه‌ <text:span text:style-name="T2">4</text:span> بیگانه <text:span text:style-name="T2">4</text:span> غریب <text:span text:style-name="T2">4</text:span> پایگذار <text:span text:style-name="T2">4</text:span> رفیق <text:span text:style-name="T2">4</text:span> سرما <text:span text:style-name="T2">4</text:span> سیر <text:span text:style-name="T2">4</text:span> کاملا <text:span text:style-name="T2">4</text:span> خنددر <text:span text:style-name="T2">4</text:span> هدیه <text:span text:style-name="T2">4</text:span> لیوان <text:span text:style-name="T2">4</text:span> نیک <text:span text:style-name="T2">4</text:span> سبز <text:span text:style-name="T2">4</text:span> خلیج <text:span text:style-name="T2">4</text:span> گرمکن <text:span text:style-name="T2">4</text:span> تگرگ <text:span text:style-name="T2">4</text:span> سکدستی <text:span text:style-name="T2">4</text:span> محکم <text:span text:style-name="T2">4</text:span> سردرد <text:span text:style-name="T2">4</text:span> سالم <text:span text:style-name="T2">4</text:span> بزرگراه <text:span text:style-name="T2">4</text:span> تاریخچه <text:span text:style-name="T2">4</text:span> بوق <text:span text:style-name="T2">4</text:span> منزل <text:span text:style-name="T2">4</text:span> چندوقت <text:span text:style-name="T2">4</text:span> شوهرخل <text:span text:style-name="T2">4</text:span> شوهرمم <text:span text:style-name="T2">4</text:span> بداهه‌نوازی <text:span text:style-name="T2">4</text:span> اطلاع <text:span text:style-name="T2">4</text:span> آمپول زدن (زن) <text:span text:style-name="T2">4</text:span> موردنزر <text:span text:style-name="T2">4</text:span> دعوت کردن (کن) <text:span text:style-name="T2">4</text:span> جزیره <text:span text:style-name="T2">4</text:span> ژاکت <text:span text:style-name="T2">4</text:span> کباب <text:span text:style-name="T2">4</text:span> کتری <text:span text:style-name="T2">4</text:span> چاقو <text:span text:style-name="T2">4</text:span> دانستن (دن) <text:span text:style-name="T2">4</text:span> پارسال <text:span text:style-name="T2">4</text:span> آخرین <text:span text:style-name="T2">4</text:span> برگ <text:span text:style-name="T2">4</text:span> لیمو <text:span text:style-name="T2">4</text:span> عدس <text:span text:style-name="T2">4</text:span> کتابخانه <text:span text:style-name="T2">4</text:span> جان <text:span text:style-name="T2">4</text:span> سبک <text:span text:style-name="T2">4</text:span> کمر <text:span text:style-name="T2">4</text:span> بازنده <text:span text:style-name="T2">4</text:span> بزرگی‌ <text:span text:style-name="T2">4</text:span> تسلط <text:span text:style-name="T2">4</text:span> هزار <text:span text:style-name="T2">4</text:span> سلتهویل <text:span text:style-name="T2">4</text:span> دوشنبه <text:span text:style-name="T2">4</text:span> ماه <text:span text:style-name="T2">4</text:span> موتورسیکلت <text:span text:style-name="T2">4</text:span> دهان <text:span text:style-name="T2">4</text:span> تبیت <text:span text:style-name="T2">4</text:span> گردن <text:span text:style-name="T2">4</text:span> ظهر <text:span text:style-name="T2">4</text:span> خترنشن کردن (کن) <text:span text:style-name="T2">4</text:span> هیچ‌چیز <text:span text:style-name="T2">4</text:span> حریف <text:span text:style-name="T2">4</text:span> پرتغال <text:span text:style-name="T2">4</text:span> اصیل <text:span text:style-name="T2">4</text:span> خودمان <text:span text:style-name="T2">4</text:span> پلتو <text:span text:style-name="T2">4</text:span> مدیون بودن (هس؛ باش) <text:span text:style-name="T2">4</text:span> نقاش <text:span text:style-name="T2">4</text:span> جفت <text:span text:style-name="T2">4</text:span> قطعات <text:span text:style-name="T2">4</text:span> گذشته <text:span text:style-name="T2">4</text:span> صبر <text:span text:style-name="T2">4</text:span> نخود <text:span text:style-name="T2">4</text:span> هلو <text:span text:style-name="T2">4</text:span> قًله <text:span text:style-name="T2">4</text:span> گلابی <text:span text:style-name="T2">4</text:span> شمرتلفن <text:span text:style-name="T2">4</text:span> پلاک <text:span text:style-name="T2">4</text:span> دیس <text:span text:style-name="T2">4</text:span> اش`ر <text:span text:style-name="T2">4</text:span> چوگن <text:span text:style-name="T2">4</text:span> انار <text:span text:style-name="T2">4</text:span> پیشرفت <text:span text:style-name="T2">4</text:span> کیفیت <text:span text:style-name="T2">4</text:span> تیغ <text:span text:style-name="T2">4</text:span> واقعا <text:span text:style-name="T2">4</text:span> مربوط <text:span text:style-name="T2">4</text:span> نسبتا <text:span text:style-name="T2">4</text:span> احترام <text:span text:style-name="T2">4</text:span> حقوق <text:span text:style-name="T2">4</text:span> جاده <text:span text:style-name="T2">4</text:span> گلستان <text:span text:style-name="T2">4</text:span> غمگین <text:span text:style-name="T2">4</text:span> علمی‌ <text:span text:style-name="T2">4</text:span> مجسمسزی <text:span text:style-name="T2">4</text:span> ثانیه <text:span text:style-name="T2">4</text:span> سنیشمر <text:span text:style-name="T2">4</text:span> منشی‌ <text:span text:style-name="T2">4</text:span> جدی <text:span text:style-name="T2">4</text:span> مستّقر شدن (شو، شو) <text:span text:style-name="T2">4</text:span> شامپو <text:span text:style-name="T2">4</text:span> خشندم <text:span text:style-name="T2">4</text:span> تیژوش <text:span text:style-name="T2">4</text:span> اصلاح کردن (کن) <text:span text:style-name="T2">4</text:span> پرزرقبرق <text:span text:style-name="T2">4</text:span> گوسفند <text:span text:style-name="T2">4</text:span> مغازه <text:span text:style-name="T2">4</text:span> ساکت <text:span text:style-name="T2">4</text:span> پوست <text:span text:style-name="T2">4</text:span> دامن <text:span text:style-name="T2">4</text:span> یواش <text:span text:style-name="T2">4</text:span> بوی <text:span text:style-name="T2">4</text:span> حل کردن (کن) <text:span text:style-name="T2">4</text:span> یکمقدر <text:span text:style-name="T2">4</text:span> یادگاری <text:span text:style-name="T2">4</text:span> لپه <text:span text:style-name="T2">4</text:span> چشم <text:span text:style-name="T2">4</text:span> پاشیدن (پاسه) <text:span text:style-name="T2">4</text:span> ایستگاه <text:span text:style-name="T2">4</text:span> دلدرد <text:span text:style-name="T2">4</text:span> انباری <text:span text:style-name="T2">4</text:span> <text:soft-page-break/>توفان <text:span text:style-name="T2">4</text:span> داستان <text:span text:style-name="T2">4</text:span> توتفرنگی <text:span text:style-name="T2">4</text:span> قوی <text:span text:style-name="T2">4</text:span> شاگرد <text:span text:style-name="T2">4</text:span> مطالعه <text:span text:style-name="T2">4</text:span> اشتراک <text:span text:style-name="T2">4</text:span> کتشلور <text:span text:style-name="T2">4</text:span> چمدان <text:span text:style-name="T2">4</text:span> آفتاب <text:span text:style-name="T2">4</text:span> شنا <text:span text:style-name="T2">4</text:span> تیشرت <text:span text:style-name="T2">4</text:span> قدبلند <text:span text:style-name="T2">4</text:span> نرنگی‌ <text:span text:style-name="T2">4</text:span> مزه <text:span text:style-name="T2">4</text:span> تکسیسرویس <text:span text:style-name="T2">4</text:span> چایخانه <text:span text:style-name="T2">4</text:span> قوری <text:span text:style-name="T2">4</text:span> تنیس <text:span text:style-name="T2">4</text:span> پریروز <text:span text:style-name="T2">4</text:span> تئاتر <text:span text:style-name="T2">4</text:span> زمینه <text:span text:style-name="T2">4</text:span> چاق <text:span text:style-name="T2">4</text:span> سرقین <text:span text:style-name="T2">4</text:span> تشنه <text:span text:style-name="T2">4</text:span> اینبار <text:span text:style-name="T2">4</text:span> پنجشنبه <text:span text:style-name="T2">4</text:span> بلیتفروش <text:span text:style-name="T2">4</text:span> کروات <text:span text:style-name="T2">4</text:span> حوله <text:span text:style-name="T2">4</text:span> سنتی‌ <text:span text:style-name="T2">4</text:span> قطر <text:span text:style-name="T2">4</text:span> آشغال <text:span text:style-name="T2">4</text:span> گردش <text:span text:style-name="T2">4</text:span> وان <text:span text:style-name="T2">4</text:span> عمو <text:span text:style-name="T2">4</text:span> دایی <text:span text:style-name="T2">4</text:span> بیت <text:span text:style-name="T2">4</text:span> عمودی <text:span text:style-name="T2">4</text:span> نظر <text:span text:style-name="T2">4</text:span> ویلا <text:span text:style-name="T2">4</text:span> والیبال <text:span text:style-name="T2">4</text:span> خواستن (خواه) <text:span text:style-name="T2">4</text:span> جنگ <text:span text:style-name="T2">4</text:span> دستشویی <text:span text:style-name="T2">4</text:span> ابشار <text:span text:style-name="T2">4</text:span> ضعیف <text:span text:style-name="T2">4</text:span> چچیز <text:span text:style-name="T2">4</text:span> چندم <text:span text:style-name="T2">4</text:span> گندم <text:span text:style-name="T2">4</text:span> کدامیک <text:span text:style-name="T2">4</text:span> زندایی <text:span text:style-name="T2">4</text:span> زنعمو <text:span text:style-name="T2">4</text:span> بارند <text:span text:style-name="T2">4</text:span> کارگر <text:span text:style-name="T2">4</text:span> زرد <text:span text:style-name="T2">4</text:span> خودتان <text:span text:style-name="T2">3</text:span> یک‌کم <text:span text:style-name="T2">3</text:span> توانایی <text:span text:style-name="T2">3</text:span> حدوداً <text:span text:style-name="T2">3</text:span> بعدن <text:span text:style-name="T2">3</text:span> دوزدهسلگی <text:span text:style-name="T2">3</text:span> جبر <text:span text:style-name="T2">3</text:span> هرچند <text:span text:style-name="T2">3</text:span> بیحسی <text:span text:style-name="T2">3</text:span> سالانه <text:span text:style-name="T2">3</text:span> آپارتمان <text:span text:style-name="T2">3</text:span> عذروخواهی کردن (کن) <text:span text:style-name="T2">3</text:span> آریایی <text:span text:style-name="T2">3</text:span> نسبت دادن (دٔه) <text:span text:style-name="T2">3</text:span> پرسیدن (پرس) <text:span text:style-name="T2">3</text:span> تقاضا کردن (کن) <text:span text:style-name="T2">3</text:span> جنب <text:span text:style-name="T2">3</text:span> سترشنس <text:span text:style-name="T2">3</text:span> خاله <text:span text:style-name="T2">3</text:span> اسکناس <text:span text:style-name="T2">3</text:span> جوع <text:span text:style-name="T2">3</text:span> رفتار <text:span text:style-name="T2">3</text:span> شگردوول <text:span text:style-name="T2">3</text:span> گنده <text:span text:style-name="T2">3</text:span> زادگاه <text:span text:style-name="T2">3</text:span> بدندیش <text:span text:style-name="T2">3</text:span> کتبفروش <text:span text:style-name="T2">3</text:span> کس <text:span text:style-name="T2">3</text:span> پهن <text:span text:style-name="T2">3</text:span> معمل <text:span text:style-name="T2">3</text:span> گرفتار <text:span text:style-name="T2">3</text:span> ازبر <text:span text:style-name="T2">3</text:span> درشکه <text:span text:style-name="T2">3</text:span> کانادایی <text:span text:style-name="T2">3</text:span> مواظب بودن (هست، باش) <text:span text:style-name="T2">3</text:span> هویج <text:span text:style-name="T2">3</text:span> سقف <text:span text:style-name="T2">3</text:span> مرکز <text:span text:style-name="T2">3</text:span> مرکزی <text:span text:style-name="T2">3</text:span> تله‌کابین <text:span text:style-name="T2">3</text:span> پهلوان <text:span text:style-name="T2">3</text:span> قهرمان <text:span text:style-name="T2">3</text:span> قهرمانی <text:span text:style-name="T2">3</text:span> معین کردن (کن) <text:span text:style-name="T2">3</text:span> شکلت <text:span text:style-name="T2">3</text:span> کلیسا <text:span text:style-name="T2">3</text:span> آب‌انبار <text:span text:style-name="T2">3</text:span> قیرنزمی <text:span text:style-name="T2">3</text:span> تمیزی <text:span text:style-name="T2">3</text:span> واضح <text:span text:style-name="T2">3</text:span> صخر <text:span text:style-name="T2">3</text:span> درمانگاه <text:span text:style-name="T2">3</text:span> ابری <text:span text:style-name="T2">3</text:span> ساحل <text:span text:style-name="T2">3</text:span> آبریزش <text:span text:style-name="T2">3</text:span> دیوان <text:span text:style-name="T2">3</text:span> دستجم`ی <text:span text:style-name="T2">3</text:span> مشترک <text:span text:style-name="T2">3</text:span> تلفیق <text:span text:style-name="T2">3</text:span> کامپیوتر <text:span text:style-name="T2">3</text:span> مفهوم <text:span text:style-name="T2">3</text:span> تبریک گفتن (گئو) <text:span text:style-name="T2">3</text:span> ملاحظه <text:span text:style-name="T2">3</text:span> تشکیل شدن (شو، شو) <text:span text:style-name="T2">3</text:span> مستمر <text:span text:style-name="T2">3</text:span> پیوسته <text:span text:style-name="T2">3</text:span> پختپز <text:span text:style-name="T2">3</text:span> خنک <text:span text:style-name="T2">3</text:span> گوشه <text:span text:style-name="T2">3</text:span> دربار <text:span text:style-name="T2">3</text:span> هیات <text:span text:style-name="T2">3</text:span> دخترمم <text:span text:style-name="T2">3</text:span> دخترمو <text:span text:style-name="T2">3</text:span> پسرمو <text:span text:style-name="T2">3</text:span> پسردایی <text:span text:style-name="T2">3</text:span> م`تبر <text:span text:style-name="T2">3</text:span> آیین <text:span text:style-name="T2">3</text:span> فنجان <text:span text:style-name="T2">3</text:span> گمرکی <text:span text:style-name="T2">3</text:span> سند <text:span text:style-name="T2">3</text:span> دلا <text:span text:style-name="T2">3</text:span> رانندگی‌ کردن (کن) <text:span text:style-name="T2">3</text:span> دعوا <text:span text:style-name="T2">3</text:span> مددتزمن <text:span text:style-name="T2">3</text:span> آسان <text:span text:style-name="T2">3</text:span> الکتریکی <text:span text:style-name="T2">3</text:span> عنصر <text:span text:style-name="T2">3</text:span> کوچ <text:span text:style-name="T2">3</text:span> مهاجرت <text:span text:style-name="T2">3</text:span> دانشنامه <text:span text:style-name="T2">3</text:span> دشمن <text:span text:style-name="T2">3</text:span> دوران <text:span text:style-name="T2">3</text:span> جناب <text:span text:style-name="T2">3</text:span> صادر کردن (کن) <text:span text:style-name="T2">3</text:span> بنام <text:span text:style-name="T2">3</text:span> اشکال <text:span text:style-name="T2">3</text:span> محبوب <text:span text:style-name="T2">3</text:span> کمانچه <text:span text:style-name="T2">3</text:span> زدخرد <text:span text:style-name="T2">3</text:span> اشکال <text:span text:style-name="T2">3</text:span> آتشکده <text:span text:style-name="T2">3</text:span> سیل <text:span text:style-name="T2">3</text:span> نی‌‌ <text:span text:style-name="T2">3</text:span> زور <text:span text:style-name="T2">3</text:span> مجبور <text:span text:style-name="T2">3</text:span> جنگل <text:span text:style-name="T2">3</text:span> چهرروز <text:span text:style-name="T2">3</text:span> خشبو <text:span text:style-name="T2">3</text:span> فرانسوی <text:span text:style-name="T2">3</text:span> جم` <text:span text:style-name="T2">3</text:span> دوستی <text:span text:style-name="T2">3</text:span> برگرفته <text:span text:style-name="T2">3</text:span> خندیور <text:span text:style-name="T2">3</text:span> پمپبنزین <text:span text:style-name="T2">3</text:span> جغرفیایی <text:span text:style-name="T2">3</text:span> گم شدن (شو، شو) <text:span text:style-name="T2">3</text:span> قولپیکر <text:span text:style-name="T2">3</text:span> طلایی‌ <text:span text:style-name="T2">3</text:span> نیکی‌ <text:span text:style-name="T2">3</text:span> احوالپرسی <text:span text:style-name="T2">3</text:span> رشد <text:span text:style-name="T2">3</text:span> گیتار <text:span text:style-name="T2">3</text:span> رکس دادن (دٔه) <text:span text:style-name="T2">3</text:span> پرکار <text:span text:style-name="T2">3</text:span> حرارت <text:span text:style-name="T2">3</text:span> دبیرستان <text:span text:style-name="T2">3</text:span> تپه <text:span text:style-name="T2">3</text:span> آبرو <text:span text:style-name="T2">3</text:span> محترم <text:span text:style-name="T2">3</text:span> مهمان‌نواز <text:span text:style-name="T2">3</text:span> چندروز <text:span text:style-name="T2">3</text:span> گرسنگی <text:span text:style-name="T2">3</text:span> شوهر <text:span text:style-name="T2">3</text:span> تصویر <text:span text:style-name="T2">3</text:span> وارد کردن (کن) <text:span text:style-name="T2">3</text:span> چشمگیر <text:span text:style-name="T2">3</text:span> هندوروپیی <text:span text:style-name="T2">3</text:span> بین‌المللی <text:span text:style-name="T2">3</text:span> سنتور <text:span text:style-name="T2">3</text:span> اتو کشیدن (کش) <text:span text:style-name="T2">3</text:span> فقیه <text:span text:style-name="T2">3</text:span> فقهأٔ <text:span text:style-name="T2">3</text:span> یهودی‌ <text:span text:style-name="T2">3</text:span> لگد <text:span text:style-name="T2">3</text:span> کیلومتر <text:span text:style-name="T2">3</text:span> پادشاهی <text:span text:style-name="T2">3</text:span> کرد <text:span text:style-name="T2">3</text:span> علم <text:span text:style-name="T2">3</text:span> دریاچه <text:span text:style-name="T2">3</text:span> فرود <text:span text:style-name="T2">3</text:span> خندیدن (خند) <text:span text:style-name="T2">3</text:span> اموختن (آموزش) <text:span text:style-name="T2">3</text:span> پیغام گذاشتن (گذر) <text:span text:style-name="T2">3</text:span> درازی <text:span text:style-name="T2">3</text:span> نور <text:span text:style-name="T2">3</text:span> همچون <text:span text:style-name="T2">3</text:span> سرزنده <text:span text:style-name="T2">3</text:span> طولانی <text:span text:style-name="T2">3</text:span> ضرر <text:span text:style-name="T2">3</text:span> مقدونی <text:span text:style-name="T2">3</text:span> نگهداری <text:span text:style-name="T2">3</text:span> بشر <text:span text:style-name="T2">3</text:span> ریاضیدان <text:span text:style-name="T2">3</text:span> ریاضیات <text:span text:style-name="T2">3</text:span> فشرخون گرفتن (گیر) <text:span text:style-name="T2">3</text:span> تعمیرکر <text:span text:style-name="T2">3</text:span> مکانیک <text:span text:style-name="T2">3</text:span> شیوه <text:span text:style-name="T2">3</text:span> شیر <text:span text:style-name="T2">3</text:span> دقیقشمر <text:span text:style-name="T2">3</text:span> معذرت میخواهم <text:span text:style-name="T2">3</text:span> امروزی <text:span text:style-name="T2">3</text:span> لحظه <text:span text:style-name="T2">3</text:span> پول <text:span text:style-name="T2">3</text:span> اخلاق <text:span text:style-name="T2">3</text:span> کوهستان <text:span text:style-name="T2">3</text:span> فیلمبرداری <text:span text:style-name="T2">3</text:span> چمنزنی <text:span text:style-name="T2">3</text:span> نوازندگی <text:span text:style-name="T2">3</text:span> ملیت <text:span text:style-name="T2">3</text:span> ملل <text:span text:style-name="T2">3</text:span> نزدیک <text:span text:style-name="T2">3</text:span> نزدیکی‌ <text:span text:style-name="T2">3</text:span> سروصدا <text:span text:style-name="T2">3</text:span> بدونتوققف <text:span text:style-name="T2">3</text:span> قبلتوججه <text:span text:style-name="T2">3</text:span> دستننویس <text:span text:style-name="T2">3</text:span> هما‌کنون <text:span text:style-name="T2">3</text:span> تعداد <text:span text:style-name="T2">3</text:span> عدد <text:span text:style-name="T2">3</text:span> ملاحظات <text:span text:style-name="T2">3</text:span> اقیانوس <text:span text:style-name="T2">3</text:span> عرضه کردن (کن) <text:span text:style-name="T2">3</text:span> کهنه <text:span text:style-name="T2">3</text:span> پیر <text:span text:style-name="T2">3</text:span> قدیمی <text:span text:style-name="T2">3</text:span> پیاز <text:span text:style-name="T2">3</text:span> مخالفین <text:span text:style-name="T2">3</text:span> نارنجی <text:span text:style-name="T2">3</text:span> وگرنه <text:span text:style-name="T2">3</text:span> فیگور <text:span text:style-name="T2">3</text:span> سروظ <text:span text:style-name="T2">3</text:span> قصر <text:span text:style-name="T2">3</text:span> تابلو <text:span text:style-name="T2">3</text:span> پارکینگ <text:span text:style-name="T2">3</text:span> شریک <text:span text:style-name="T2">3</text:span> گذرنامه <text:span text:style-name="T2">3</text:span> پاسپورت <text:span text:style-name="T2">3</text:span> همتا <text:span text:style-name="T2">3</text:span> پکر <text:span text:style-name="T2">3</text:span> نمایش <text:span text:style-name="T2">3</text:span> فلسفه <text:span text:style-name="T2">3</text:span> عکاس <text:span text:style-name="T2">3</text:span> عکاسی‌ <text:span text:style-name="T2">3</text:span> پلو <text:span text:style-name="T2">3</text:span> اوج <text:span text:style-name="T2">3</text:span> پیپ <text:span text:style-name="T2">3</text:span> شعر <text:span text:style-name="T2">3</text:span> پرجم`یت <text:span text:style-name="T2">3</text:span> موزئ <text:span text:style-name="T2">3</text:span> مواضع <text:span text:style-name="T2">3</text:span> تقدیم کردن (کن) <text:span text:style-name="T2">3</text:span> قیمت <text:span text:style-name="T2">3</text:span> اولی‌ <text:span text:style-name="T2">3</text:span> احتمالا <text:span text:style-name="T2">3</text:span> سود <text:span text:style-name="T2">3</text:span> قول دادن (دٔه) <text:span text:style-name="T2">3</text:span> رباعیّات <text:span text:style-name="T2">3</text:span> آهسته <text:span text:style-name="T2">3</text:span> دریافت <text:span text:style-name="T2">3</text:span> رکورد <text:span text:style-name="T2">3</text:span> سرخ <text:span text:style-name="T2">3</text:span> سبتشد <text:span text:style-name="T2">3</text:span> رابطه <text:span text:style-name="T2">3</text:span> مذهبی‌ <text:span text:style-name="T2">3</text:span> باقی ماندن (من) <text:span text:style-name="T2">3</text:span> چاره <text:span text:style-name="T2">3</text:span> نماینده <text:span text:style-name="T2">3</text:span> پژوهشگر <text:span text:style-name="T2">3</text:span> مسولیت <text:span text:style-name="T2">3</text:span> استراحت کردن (کن) <text:span text:style-name="T2">3</text:span> برگشت <text:span text:style-name="T2">3</text:span> مسیر <text:span text:style-name="T2">3</text:span> خطکش <text:span text:style-name="T2">3</text:span> ساندویچ <text:span text:style-name="T2">3</text:span> سوسیس <text:span text:style-name="T2">3</text:span> محقّق <text:span text:style-name="T2">3</text:span> مدارس <text:span text:style-name="T2">3</text:span> فرستادن (فرست) <text:span text:style-name="T2">3</text:span> فرستنده <text:span text:style-name="T2">3</text:span> آلوده <text:span text:style-name="T2">3</text:span> نشاندن (نشان) <text:span text:style-name="T2">3</text:span> تابعش <text:span text:style-name="T2">3</text:span> پیدرو <text:span text:style-name="T2">3</text:span> ابریشم <text:span text:style-name="T2">3</text:span> آنچنان <text:span text:style-name="T2">3</text:span> اینقدر <text:span text:style-name="T2">3</text:span> همینطور <text:span text:style-name="T2">3</text:span> صابون <text:span text:style-name="T2">3</text:span> سرباز <text:span text:style-name="T2">3</text:span> آلبالو <text:span text:style-name="T2">3</text:span> نرنج <text:span text:style-name="T2">3</text:span> منبع <text:span text:style-name="T2">3</text:span> منابع <text:span text:style-name="T2">3</text:span> بلندگو <text:span text:style-name="T2">3</text:span> معنوی <text:span text:style-name="T2">3</text:span> باشکوه <text:span text:style-name="T2">3</text:span> قاشق <text:span text:style-name="T2">3</text:span> تمبر <text:span text:style-name="T2">3</text:span> ایستادن (ایست) <text:span text:style-name="T2">3</text:span> معیار <text:span text:style-name="T2">3</text:span> توققف <text:span text:style-name="T2">3</text:span> یکشنبه <text:span text:style-name="T2">3</text:span> نمد <text:span text:style-name="T2">3</text:span> شربت <text:span text:style-name="T2">3</text:span> معلّمین <text:span text:style-name="T2">3</text:span> م`تدل <text:span text:style-name="T2">3</text:span> دما <text:span text:style-name="T2">3</text:span> ترمینال <text:span text:style-name="T2">3</text:span> پریشب <text:span text:style-name="T2">3</text:span> خودشان <text:span text:style-name="T2">3</text:span> سارق <text:span text:style-name="T2">3</text:span> سراسر <text:span text:style-name="T2">3</text:span> انداختن (انداز) <text:span text:style-name="T2">3</text:span> پنجشنبشب <text:span text:style-name="T2">3</text:span> دف` <text:span text:style-name="T2">3</text:span> توالت <text:span text:style-name="T2">3</text:span> گوجفرنگی <text:span text:style-name="T2">3</text:span> موزو` <text:span text:style-name="T2">3</text:span> دم <text:span text:style-name="T2">3</text:span> چکپول <text:span text:style-name="T2">3</text:span> سگوش <text:span text:style-name="T2">3</text:span> دردسر <text:span text:style-name="T2">3</text:span> کامیون <text:span text:style-name="T2">3</text:span> اطمینان <text:span text:style-name="T2">3</text:span> دسووم <text:span text:style-name="T2">3</text:span> فرموشنشدنی <text:span text:style-name="T2">3</text:span> دره <text:span text:style-name="T2">3</text:span> پهناور <text:span text:style-name="T2">3</text:span> قبلدیدن <text:span text:style-name="T2">3</text:span> بازدید <text:span text:style-name="T2">3</text:span> دیوار <text:span text:style-name="T2">3</text:span> گارانتی <text:span text:style-name="T2">3</text:span> خشمد گفتن (گئو) <text:span text:style-name="T2">3</text:span> کی‌ <text:span text:style-name="T2">3</text:span> بردبخت <text:span text:style-name="T2">3</text:span> بد <text:span text:style-name="T2">3</text:span> دستمال کشیدن (کش) <text:span text:style-name="T2">3</text:span> حکیمانهٔ <text:span text:style-name="T2">3</text:span> دانا <text:span text:style-name="T2">3</text:span> شگفتنگیز <text:span text:style-name="T2">3</text:span> چوبی <text:span text:style-name="T2">3</text:span> پشم <text:span text:style-name="T2">3</text:span> اشتباهی‌ <text:span text:style-name="T2">3</text:span> جوان <text:span text:style-name="T2">3</text:span> زرتشتی <text:span text:style-name="T2">2</text:span> یکخرد <text:span text:style-name="T2">2</text:span> چندسدسل <text:span text:style-name="T2">2</text:span> شکمدرد <text:span text:style-name="T2">2</text:span> لهجه <text:span text:style-name="T2">2</text:span> اتفاقی <text:span text:style-name="T2">2</text:span> پسخگویی <text:span text:style-name="T2">2</text:span> دستیابی <text:span text:style-name="T2">2</text:span> اسید <text:span text:style-name="T2">2</text:span> پرماجرا <text:span text:style-name="T2">2</text:span> بعدازظهر <text:span text:style-name="T2">2</text:span> قدمت <text:span text:style-name="T2">2</text:span> هشتدسلگی <text:span text:style-name="T2">2</text:span> آثار <text:span text:style-name="T2">2</text:span> موافق بودن (هست؛ باش) <text:span text:style-name="T2">2</text:span> کولر <text:span text:style-name="T2">2</text:span> الگوریتم <text:span text:style-name="T2">2</text:span> جم`ن <text:span text:style-name="T2">2</text:span> شگفتزده <text:span text:style-name="T2">2</text:span> خشمگین <text:span text:style-name="T2">2</text:span> سالروز <text:span text:style-name="T2">2</text:span> گوینده <text:span text:style-name="T2">2</text:span> تازی <text:span text:style-name="T2">2</text:span> مساحت <text:span text:style-name="T2">2</text:span> ارمنی <text:span text:style-name="T2">2</text:span> آسیایی‌ <text:span text:style-name="T2">2</text:span> آشوری <text:span text:style-name="T2">2</text:span> آتلیه <text:span text:style-name="T2">2</text:span> جوایز <text:span text:style-name="T2">2</text:span> حاکی‌ بودن (هست، باش) از <text:span text:style-name="T2">2</text:span> کمردرد <text:span text:style-name="T2">2</text:span> چانه زدن (زن) <text:span text:style-name="T2">2</text:span> سبد <text:span text:style-name="T2">2</text:span> مایل بودن (هست، باش) <text:span text:style-name="T2">2</text:span> تضعیف شدن (شو، شو) <text:span text:style-name="T2">2</text:span> محسوب شدن (شو، شو) <text:span text:style-name="T2">2</text:span> چراکه <text:span text:style-name="T2">2</text:span> چونکه <text:span text:style-name="T2">2</text:span> زیراکه <text:span text:style-name="T2">2</text:span> تختخب <text:span text:style-name="T2">2</text:span> کردار <text:span text:style-name="T2">2</text:span> متعللق <text:span text:style-name="T2">2</text:span> شرط‌بندی <text:span text:style-name="T2">2</text:span> سراهی <text:span text:style-name="T2">2</text:span> صورتحساب <text:span text:style-name="T2">2</text:span> پرنده <text:span text:style-name="T2">2</text:span> مشکی‌ <text:span text:style-name="T2">2</text:span> اهنگر <text:span text:style-name="T2">2</text:span> تان <text:span text:style-name="T2">2</text:span> دفترچه <text:span text:style-name="T2">2</text:span> کتابفروشی <text:span text:style-name="T2">2</text:span> شکوفایی <text:span text:style-name="T2">2</text:span> شاخه <text:span text:style-name="T2">2</text:span> شکستن (شکن) <text:span text:style-name="T2">2</text:span> گوگرد <text:span text:style-name="T2">2</text:span> قهوی <text:span text:style-name="T2">2</text:span> بوفه <text:span text:style-name="T2">2</text:span> ساختن (ساز) <text:span text:style-name="T2">2</text:span> خنده گرفتن (گیر) <text:span text:style-name="T2">2</text:span> اما <text:span text:style-name="T2">2</text:span> دکم <text:span text:style-name="T2">2</text:span> کلسیم <text:span text:style-name="T2">2</text:span> گاه‌شماری <text:span text:style-name="T2">2</text:span> خلیف <text:span text:style-name="T2">2</text:span> خلفا <text:span text:style-name="T2">2</text:span> توانستن (توان) <text:span text:style-name="T2">2</text:span> کپسول <text:span text:style-name="T2">2</text:span> دستگیری <text:span text:style-name="T2">2</text:span> کاروانسرا <text:span text:style-name="T2">2</text:span> گازدار <text:span text:style-name="T2">2</text:span> قالیبافی <text:span text:style-name="T2">2</text:span> کارتن <text:span text:style-name="T2">2</text:span> مورد <text:span text:style-name="T2">2</text:span> مورد <text:span text:style-name="T2">2</text:span> زیرزمین <text:span text:style-name="T2">2</text:span> شخصیت <text:span text:style-name="T2">2</text:span> شیمیدان <text:span text:style-name="T2">2</text:span> سیندرد <text:span text:style-name="T2">2</text:span> آدامس <text:span text:style-name="T2">2</text:span> رئیس <text:span text:style-name="T2">2</text:span> رؤسا <text:span text:style-name="T2">2</text:span> خردسلی <text:span text:style-name="T2">2</text:span> گزینش <text:span text:style-name="T2">2</text:span> مسیحی‌ <text:span text:style-name="T2">2</text:span> صاف <text:span text:style-name="T2">2</text:span> هوشمندانه <text:span text:style-name="T2">2</text:span> ابهویی <text:span text:style-name="T2">2</text:span> بستن (بند) <text:span text:style-name="T2">2</text:span> سکه <text:span text:style-name="T2">2</text:span> همکار <text:span text:style-name="T2">2</text:span> گردآوری <text:span text:style-name="T2">2</text:span> جم`وری <text:span text:style-name="T2">2</text:span> هی`ت <text:span text:style-name="T2">2</text:span> دلسوز <text:span text:style-name="T2">2</text:span> مسابقات <text:span text:style-name="T2">2</text:span> تالیف کردن (کن) <text:span text:style-name="T2">2</text:span> تکمیل کردن (کن) <text:span text:style-name="T2">2</text:span> سرودن (سرا) <text:span text:style-name="T2">2</text:span> مفاهیم <text:span text:style-name="T2">2</text:span> شرایط <text:span text:style-name="T2">2</text:span> مخروتیشکل <text:span text:style-name="T2">2</text:span> فاتح <text:span text:style-name="T2">2</text:span> شامل شدن (شو، شو) <text:span text:style-name="T2">2</text:span> ستیز <text:span text:style-name="T2">2</text:span> سیروشن <text:span text:style-name="T2">2</text:span> رساندن (رسان) <text:span text:style-name="T2">2</text:span> پخت <text:span text:style-name="T2">2</text:span> دادگاه <text:span text:style-name="T2">2</text:span> دختردیی <text:span text:style-name="T2">2</text:span> پسرمم <text:span text:style-name="T2">2</text:span> پوشش <text:span text:style-name="T2">2</text:span> مهد <text:span text:style-name="T2">2</text:span> خالق <text:span text:style-name="T2">2</text:span> موجود <text:span text:style-name="T2">2</text:span> کرم <text:span text:style-name="T2">2</text:span> انتقاد <text:span text:style-name="T2">2</text:span> انتقادت <text:span text:style-name="T2">2</text:span> چهارراه <text:span text:style-name="T2">2</text:span> رسوم <text:span text:style-name="T2">2</text:span> بابا <text:span text:style-name="T2">2</text:span> روزانه <text:span text:style-name="T2">2</text:span> رقص <text:span text:style-name="T2">2</text:span> ضرب در <text:span text:style-name="T2">2</text:span> سرمه‌ای <text:span text:style-name="T2">2</text:span> ئلمی <text:span text:style-name="T2">2</text:span> بستگی داشتن (در) <text:span text:style-name="T2">2</text:span> پیشپردخت <text:span text:style-name="T2">2</text:span> ویرنشد <text:span text:style-name="T2">2</text:span> مشکلات <text:span text:style-name="T2">2</text:span> رقم <text:span text:style-name="T2">2</text:span> تخفیف <text:span text:style-name="T2">2</text:span> فاصله <text:span text:style-name="T2">2</text:span> موزهم شدن (شو، شو) <text:span text:style-name="T2">2</text:span> مطب <text:span text:style-name="T2">2</text:span> تعصب <text:span text:style-name="T2">2</text:span> سلطه <text:span text:style-name="T2">2</text:span> دوتایی <text:span text:style-name="T2">2</text:span> کشو <text:span text:style-name="T2">2</text:span> خشکبر <text:span text:style-name="T2">2</text:span> نوشیدنی <text:span text:style-name="T2">2</text:span> قطره <text:span text:style-name="T2">2</text:span> دارو <text:span text:style-name="T2">2</text:span> ماست <text:span text:style-name="T2">2</text:span> خکندز <text:span text:style-name="T2">2</text:span> وظایف <text:span text:style-name="T2">2</text:span> وظیفهشناس <text:span text:style-name="T2">2</text:span> وظیفه <text:span text:style-name="T2">2</text:span> گوشدرد <text:span text:style-name="T2">2</text:span> پیشزین <text:span text:style-name="T2">2</text:span> خاک <text:span text:style-name="T2">2</text:span> شرقی <text:span text:style-name="T2">2</text:span> اقتصادی <text:span text:style-name="T2">2</text:span> زحمت <text:span text:style-name="T2">2</text:span> آسانسور <text:span text:style-name="T2">2</text:span> میناکاری <text:span text:style-name="T2">2</text:span> انتها <text:span text:style-name="T2">2</text:span> حماسه <text:span text:style-name="T2">2</text:span> برابری <text:span text:style-name="T2">2</text:span> برپا کردن (کن) <text:span text:style-name="T2">2</text:span> هرسال <text:span text:style-name="T2">2</text:span> شواهد <text:span text:style-name="T2">2</text:span> پلید <text:span text:style-name="T2">2</text:span> بجز <text:span text:style-name="T2">2</text:span> استثنائا <text:span text:style-name="T2">2</text:span> زوقزد <text:span text:style-name="T2">2</text:span> خروجی <text:span text:style-name="T2">2</text:span> انتظار <text:span text:style-name="T2">2</text:span> چشمنواز <text:span text:style-name="T2">2</text:span> امکانات <text:span text:style-name="T2">2</text:span> کرخن <text:span text:style-name="T2">2</text:span> مزرعه <text:span text:style-name="T2">2</text:span> شیفته <text:span text:style-name="T2">2</text:span> ترسیدن (ترس) <text:span text:style-name="T2">2</text:span> خوراندن (خرن) <text:span text:style-name="T2">2</text:span> احساس کردن (کن) <text:span text:style-name="T2">2</text:span> عید <text:span text:style-name="T2">2</text:span> نبرد <text:span text:style-name="T2">2</text:span> بل`خر <text:span text:style-name="T2">2</text:span> آتش‌بازی <text:span text:style-name="T2">2</text:span> سرحال <text:span text:style-name="T2">2</text:span> آلو <text:span text:style-name="T2">2</text:span> آرد <text:span text:style-name="T2">2</text:span> سرازیر شدن (شو، شو) <text:span text:style-name="T2">2</text:span> شکوفه دادن (دٔه) <text:span text:style-name="T2">2</text:span> مثلا <text:span text:style-name="T2">2</text:span> فراموشکار <text:span text:style-name="T2">2</text:span> بخشیدن (بخش) <text:span text:style-name="T2">2</text:span> چنگال <text:span text:style-name="T2">2</text:span> قالب <text:span text:style-name="T2">2</text:span> سابق <text:span text:style-name="T2">2</text:span> بنیانگذار <text:span text:style-name="T2">2</text:span> رهائی <text:span text:style-name="T2">2</text:span> آدینه <text:span text:style-name="T2">2</text:span> میوه‌جات <text:span text:style-name="T2">2</text:span> فوتسال <text:span text:style-name="T2">2</text:span> گاراژ <text:span text:style-name="T2">2</text:span> تعمیرگاه <text:span text:style-name="T2">2</text:span> بستان <text:span text:style-name="T2">2</text:span> باغبان <text:span text:style-name="T2">2</text:span> دروازه <text:span text:style-name="T2">2</text:span> گیت <text:span text:style-name="T2">2</text:span> همگانی <text:span text:style-name="T2">2</text:span> کلا <text:span text:style-name="T2">2</text:span> نوابغ <text:span text:style-name="T2">2</text:span> جقرفیدن <text:span text:style-name="T2">2</text:span> جغرافی <text:span text:style-name="T2">2</text:span> گرجی <text:span text:style-name="T2">2</text:span> استکان <text:span text:style-name="T2">2</text:span> آفریدگار <text:span text:style-name="T2">2</text:span> گرم <text:span text:style-name="T2">2</text:span> عظمت <text:span text:style-name="T2">2</text:span> یونانی <text:span text:style-name="T2">2</text:span> سرسبز <text:span text:style-name="T2">2</text:span> نرمش <text:span text:style-name="T2">2</text:span> آرایشگاه <text:span text:style-name="T2">2</text:span> نیمتریخی <text:span text:style-name="T2">2</text:span> دست <text:span text:style-name="T2">2</text:span> هولهولکی <text:span text:style-name="T2">2</text:span> سنجد <text:span text:style-name="T2">2</text:span> سنگینوزن <text:span text:style-name="T2">2</text:span> خونریزی <text:span text:style-name="T2">2</text:span> والا <text:span text:style-name="T2">2</text:span> هندی <text:span text:style-name="T2">2</text:span> موررکس <text:span text:style-name="T2">2</text:span> سرگرمی <text:span text:style-name="T2">2</text:span> دارند <text:span text:style-name="T2">2</text:span> میهن <text:span text:style-name="T2">2</text:span> خنتکنی <text:span text:style-name="T2">2</text:span> انساندوستی <text:span text:style-name="T2">2</text:span> بشریت <text:span text:style-name="T2">2</text:span> صدها <text:span text:style-name="T2">2</text:span> عجله <text:span text:style-name="T2">2</text:span> چنانچه <text:span text:style-name="T2">2</text:span> جهل <text:span text:style-name="T2">2</text:span> فورا <text:span text:style-name="T2">2</text:span> جاویدان <text:span text:style-name="T2">2</text:span> اهمیّت <text:span text:style-name="T2">2</text:span> مطرح <text:span text:style-name="T2">2</text:span> برداشت <text:span text:style-name="T2">2</text:span> پیشآمد <text:span text:style-name="T2">2</text:span> سن`ت <text:span text:style-name="T2">2</text:span> ناگزیر <text:span text:style-name="T2">2</text:span> اطلاعات <text:span text:style-name="T2">2</text:span> آموزنده <text:span text:style-name="T2">2</text:span> ختمکری <text:span text:style-name="T2">2</text:span> قصد داشتن (در) <text:span text:style-name="T2">2</text:span> تفسیر <text:span text:style-name="T2">2</text:span> بازپرس <text:span text:style-name="T2">2</text:span> تهاجم <text:span text:style-name="T2">2</text:span> آهنین <text:span text:style-name="T2">2</text:span> آبیاری <text:span text:style-name="T2">2</text:span> اسلامی <text:span text:style-name="T2">2</text:span> ژاپنی <text:span text:style-name="T2">2</text:span> جواهرات <text:span text:style-name="T2">2</text:span> روزنمنگر <text:span text:style-name="T2">2</text:span> پریدن (پری) <text:span text:style-name="T2">2</text:span> جور <text:span text:style-name="T2">2</text:span> روبوسی کردن (کن) <text:span text:style-name="T2">2</text:span> شناختن (شناس) <text:span text:style-name="T2">2</text:span> فقدان <text:span text:style-name="T2">2</text:span> پسرک <text:span text:style-name="T2">2</text:span> بانوان <text:span text:style-name="T2">2</text:span> تنبل <text:span text:style-name="T2">2</text:span> عبرت گرفتن (گیر) <text:span text:style-name="T2">2</text:span> برجای گذاشتن (گذر) <text:span text:style-name="T2">2</text:span> پشت‌سر گذاشتن (گذر) <text:span text:style-name="T2">2</text:span> پادرد <text:span text:style-name="T2">2</text:span> افسانه‌ای <text:span text:style-name="T2">2</text:span> کاهو <text:span text:style-name="T2">2</text:span> رهییبخش <text:span text:style-name="T2">2</text:span> همانند <text:span text:style-name="T2">2</text:span> لیتر <text:span text:style-name="T2">2</text:span> بانشاط <text:span text:style-name="T2">2</text:span> پرنشاط <text:span text:style-name="T2">2</text:span> لگاریتم <text:span text:style-name="T2">2</text:span> لوژ <text:span text:style-name="T2">2</text:span> جلو <text:span text:style-name="T2">2</text:span> باختن (باز) <text:span text:style-name="T2">2</text:span> بند <text:span text:style-name="T2">2</text:span> دیوانگی <text:span text:style-name="T2">2</text:span> مجلّه <text:span text:style-name="T2">2</text:span> جادویی <text:span text:style-name="T2">2</text:span> جانمرد <text:span text:style-name="T2">2</text:span> اکثریت <text:span text:style-name="T2">2</text:span> عدمی‌ <text:span text:style-name="T2">2</text:span> اجباری <text:span text:style-name="T2">2</text:span> شاهکار <text:span text:style-name="T2">2</text:span> چرخگوشت <text:span text:style-name="T2">2</text:span> کبریت <text:span text:style-name="T2">2</text:span> اندازه گرفتن (گیر) <text:span text:style-name="T2">2</text:span> سورتقزا <text:span text:style-name="T2">2</text:span> بیبرنامگی <text:span text:style-name="T2">2</text:span> ابمعدنی <text:span text:style-name="T2">2</text:span> معدنشنسی <text:span text:style-name="T2">2</text:span> مینیتور <text:span text:style-name="T2">2</text:span> آینه <text:span text:style-name="T2">2</text:span> دوشیزه <text:span text:style-name="T2">2</text:span> مخلوتکن <text:span text:style-name="T2">2</text:span> الگو <text:span text:style-name="T2">2</text:span> انی‌ <text:span text:style-name="T2">2</text:span> اخلاقی <text:span text:style-name="T2">2</text:span> مادرشوهر <text:span text:style-name="T2">2</text:span> اتومبیلرانی <text:span text:style-name="T2">2</text:span> کوهستانی <text:span text:style-name="T2">2</text:span> مثلمان <text:span text:style-name="T2">2</text:span> عارفانه <text:span text:style-name="T2">2</text:span> اساطیر <text:span text:style-name="T2">2</text:span> ناخن <text:span text:style-name="T2">2</text:span> ملت <text:span text:style-name="T2">2</text:span> هلتهوو` <text:span text:style-name="T2">2</text:span> گردندرد <text:span text:style-name="T2">2</text:span> همسایگی <text:span text:style-name="T2">2</text:span> هیچگاه <text:span text:style-name="T2">2</text:span> هیچ‌وقت <text:span text:style-name="T2">2</text:span> عیدی <text:span text:style-name="T2">2</text:span> روزنامه <text:span text:style-name="T2">2</text:span> لقب <text:span text:style-name="T2">2</text:span> شمالی <text:span text:style-name="T2">2</text:span> بیشمار <text:span text:style-name="T2">2</text:span> پرشمر <text:span text:style-name="T2">2</text:span> مشاهده کردن (کن) <text:span text:style-name="T2">2</text:span> بدستمد <text:span text:style-name="T2">2</text:span> خشرنگ <text:span text:style-name="T2">2</text:span> دیرینه <text:span text:style-name="T2">2</text:span> زیتون <text:span text:style-name="T2">2</text:span> همینکه <text:span text:style-name="T2">2</text:span> ورودممنو` <text:span text:style-name="T2">2</text:span> دربازکن <text:span text:style-name="T2">2</text:span> ابپرتقل <text:span text:style-name="T2">2</text:span> فرمایش <text:span text:style-name="T2">2</text:span> سازمان <text:span text:style-name="T2">2</text:span> آن‌طرف <text:span text:style-name="T2">2</text:span> رویهمرفت <text:span text:style-name="T2">2</text:span> نگارگری <text:span text:style-name="T2">2</text:span> کخموز <text:span text:style-name="T2">2</text:span> کمرنگ <text:span text:style-name="T2">2</text:span> نیموقت <text:span text:style-name="T2">2</text:span> گذاشتن (گذر) <text:span text:style-name="T2">2</text:span> رهگذر <text:span text:style-name="T2">2</text:span> شیرینی‌ <text:span text:style-name="T2">2</text:span> پرداختن (پرداز) <text:span text:style-name="T2">2</text:span> نفوذ <text:span text:style-name="T2">2</text:span> درصد <text:span text:style-name="T2">2</text:span> عطر <text:span text:style-name="T2">2</text:span> دکترا <text:span text:style-name="T2">2</text:span> فلسفی‌ <text:span text:style-name="T2">2</text:span> صورت <text:span text:style-name="T2">2</text:span> بشقاب <text:span text:style-name="T2">2</text:span> پیشدستی <text:span text:style-name="T2">2</text:span> دلپذیر <text:span text:style-name="T2">2</text:span> جیب <text:span text:style-name="T2">2</text:span> سراینده <text:span text:style-name="T2">2</text:span> شعرا <text:span text:style-name="T2">2</text:span> نقطه <text:span text:style-name="T2">2</text:span> نقاط <text:span text:style-name="T2">2</text:span> کلانتری <text:span text:style-name="T2">2</text:span> مقام <text:span text:style-name="T2">2</text:span> سیب‌زمینی <text:span text:style-name="T2">2</text:span> قدرتمند <text:span text:style-name="T2">2</text:span> گرانبها <text:span text:style-name="T2">2</text:span> اصل <text:span text:style-name="T2">2</text:span> مسئله <text:span text:style-name="T2">2</text:span> مسائل <text:span text:style-name="T2">2</text:span> تهیکنند <text:span text:style-name="T2">2</text:span> محصول <text:span text:style-name="T2">2</text:span> ویژگی‌ <text:span text:style-name="T2">2</text:span> ضربالمثل <text:span text:style-name="T2">2</text:span> پلیور <text:span text:style-name="T2">2</text:span> منظور <text:span text:style-name="T2">2</text:span> نژاد <text:span text:style-name="T2">2</text:span> راه‌آ‌هن <text:span text:style-name="T2">2</text:span> بارانی <text:span text:style-name="T2">2</text:span> آمادگی <text:span text:style-name="T2">2</text:span> بازسازی <text:span text:style-name="T2">2</text:span> آشتی‌ <text:span text:style-name="T2">2</text:span> سرخرنگ <text:span text:style-name="T2">2</text:span> سرخی <text:span text:style-name="T2">2</text:span> داور <text:span text:style-name="T2">2</text:span> ان`کس <text:span text:style-name="T2">2</text:span> اصلاحطلب <text:span text:style-name="T2">2</text:span> ناحیه‌‌ <text:span text:style-name="T2">2</text:span> پسرفت <text:span text:style-name="T2">2</text:span> بجیمند <text:span text:style-name="T2">2</text:span> بدل <text:span text:style-name="T2">2</text:span> پژوهش <text:span text:style-name="T2">2</text:span> سکونت کردن (کن) <text:span text:style-name="T2">2</text:span> بقیمند <text:span text:style-name="T2">2</text:span> رستوران <text:span text:style-name="T2">2</text:span> بازگردانی <text:span text:style-name="T2">2</text:span> اسبسواری <text:span text:style-name="T2">2</text:span> زنگ زدن (زن) <text:span text:style-name="T2">2</text:span> ترققی کردن (کن) <text:span text:style-name="T2">2</text:span> رودخن <text:span text:style-name="T2">2</text:span> سخرنوردی <text:span text:style-name="T2">2</text:span> ریشه <text:span text:style-name="T2">2</text:span> مالیدن (مال) <text:span text:style-name="T2">2</text:span> بی‌ادب <text:span text:style-name="T2">2</text:span> فرمانروا <text:span text:style-name="T2">2</text:span> دویدن (دو، داو) <text:span text:style-name="T2">2</text:span> سالاد <text:span text:style-name="T2">2</text:span> نمکدان <text:span text:style-name="T2">2</text:span> ماهواره <text:span text:style-name="T2">2</text:span> نعلبکی <text:span text:style-name="T2">2</text:span> ناجی <text:span text:style-name="T2">2</text:span> ترسناک <text:span text:style-name="T2">2</text:span> صحنه <text:span text:style-name="T2">2</text:span> علما <text:span text:style-name="T2">2</text:span> علوم <text:span text:style-name="T2">2</text:span> علم <text:span text:style-name="T2">2</text:span> گلزنی <text:span text:style-name="T2">2</text:span> فصول <text:span text:style-name="T2">2</text:span> رسوبی <text:span text:style-name="T2">2</text:span> رسوبات <text:span text:style-name="T2">2</text:span> بینا <text:span text:style-name="T2">2</text:span> جدایی <text:span text:style-name="T2">2</text:span> سری <text:span text:style-name="T2">2</text:span> نهادن (نه‌، نه‌) <text:span text:style-name="T2">2</text:span> فریاد زدن (زن) <text:span text:style-name="T2">2</text:span> قبلملهز <text:span text:style-name="T2">2</text:span> نقره <text:span text:style-name="T2">2</text:span> نزول کردن (کن) <text:span text:style-name="T2">2</text:span> چیردست <text:span text:style-name="T2">2</text:span> عثمان <text:span text:style-name="T2">2</text:span> برده <text:span text:style-name="T2">2</text:span> ناچیز <text:span text:style-name="T2">2</text:span> اینطوری <text:span text:style-name="T2">2</text:span> عوض <text:span text:style-name="T2">2</text:span> غزل <text:span text:style-name="T2">2</text:span> سوقتی <text:span text:style-name="T2">2</text:span> اسپانیایی‌ <text:span text:style-name="T2">2</text:span> ادویه <text:span text:style-name="T2">2</text:span> دستبکر شدن (شو، شو) <text:span text:style-name="T2">2</text:span> پلکانی <text:span text:style-name="T2">2</text:span> معده <text:span text:style-name="T2">2</text:span> مئددرد <text:span text:style-name="T2">2</text:span> ضربه <text:span text:style-name="T2">2</text:span> هنرکد <text:span text:style-name="T2">2</text:span> جوهر <text:span text:style-name="T2">2</text:span> موففقیتمیز <text:span text:style-name="T2">2</text:span> ناگهان <text:span text:style-name="T2">2</text:span> یکدف` <text:span text:style-name="T2">2</text:span> رنج بردن (بر) <text:span text:style-name="T2">2</text:span> سماق <text:span text:style-name="T2">2</text:span> خلاصه <text:span text:style-name="T2">2</text:span> خورشید <text:span text:style-name="T2">2</text:span> آفتابی <text:span text:style-name="T2">2</text:span> غروب <text:span text:style-name="T2">2</text:span> ترششیرین <text:span text:style-name="T2">2</text:span> سمفونی <text:span text:style-name="T2">2</text:span> سینی <text:span text:style-name="T2">2</text:span> قرص <text:span text:style-name="T2">2</text:span> خییت <text:span text:style-name="T2">2</text:span> خییتی <text:span text:style-name="T2">2</text:span> دفع <text:span text:style-name="T2">2</text:span> زبتسوت <text:span text:style-name="T2">2</text:span> اهداف <text:span text:style-name="T2">2</text:span> ذوق <text:span text:style-name="T2">2</text:span> طعم <text:span text:style-name="T2">2</text:span> تعالیم <text:span text:style-name="T2">2</text:span> اذیت کردن (کن) <text:span text:style-name="T2">2</text:span> فناوری <text:span text:style-name="T2">2</text:span> دهها <text:span text:style-name="T2">2</text:span> پارسه <text:span text:style-name="T2">2</text:span> تشکر <text:span text:style-name="T2">2</text:span> سرآمد <text:span text:style-name="T2">2</text:span> درمانی <text:span text:style-name="T2">2</text:span> امسال <text:span text:style-name="T2">2</text:span> پندار <text:span text:style-name="T2">2</text:span> هزاران <text:span text:style-name="T2">2</text:span> هزرنسل <text:span text:style-name="T2">2</text:span> موقئ <text:span text:style-name="T2">2</text:span> بمدرا <text:span text:style-name="T2">2</text:span> گردشگری <text:span text:style-name="T2">2</text:span> جهانگرد <text:span text:style-name="T2">2</text:span> اسباب‌بازی <text:span text:style-name="T2">2</text:span> تیر <text:span text:style-name="T2">2</text:span> ستخت <text:span text:style-name="T2">2</text:span> سشنبشب <text:span text:style-name="T2">2</text:span> ورق زدن (زن) <text:span text:style-name="T2">2</text:span> یکطرفه <text:span text:style-name="T2">2</text:span> منحصربفرد <text:span text:style-name="T2">2</text:span> بیهمتا <text:span text:style-name="T2">2</text:span> بینظیر <text:span text:style-name="T2">2</text:span> متحد <text:span text:style-name="T2">2</text:span> ریاکاری <text:span text:style-name="T2">2</text:span> بکررفت <text:span text:style-name="T2">2</text:span> مصارف <text:span text:style-name="T2">2</text:span> بارزش <text:span text:style-name="T2">2</text:span> ارزش <text:span text:style-name="T2">2</text:span> گیهخر <text:span text:style-name="T2">2</text:span> ابیات <text:span text:style-name="T2">2</text:span> پرمشقل <text:span text:style-name="T2">2</text:span> جلیق <text:span text:style-name="T2">2</text:span> دهکده <text:span text:style-name="T2">2</text:span> سرکه <text:span text:style-name="T2">2</text:span> بنفش <text:span text:style-name="T2">2</text:span> قبلر`یت <text:span text:style-name="T2">2</text:span> عیادت <text:span text:style-name="T2">2</text:span> دیدبزدید <text:span text:style-name="T2">2</text:span> آتشفشانی <text:span text:style-name="T2">2</text:span> خونگرم <text:span text:style-name="T2">2</text:span> آبرسانی <text:span text:style-name="T2">2</text:span> نحو <text:span text:style-name="T2">2</text:span> طریق <text:span text:style-name="T2">2</text:span> بافت <text:span text:style-name="T2">2</text:span> غربی <text:span text:style-name="T2">2</text:span> مرطوب <text:span text:style-name="T2">2</text:span> اراده <text:span text:style-name="T2">2</text:span> گواهی <text:span text:style-name="T2">2</text:span> منببتکری <text:span text:style-name="T2">2</text:span> جهنپهلون <text:span text:style-name="T2">2</text:span> جوانی <text:span text:style-name="T2">2</text:span> صفر <text:span text:style-name="T2">1</text:span> پذیرفتن (پذیر) <text:span text:style-name="T2">1</text:span> بازیگر <text:span text:style-name="T2">1</text:span> خیرکنند <text:span text:style-name="T2">1</text:span> جانور <text:span text:style-name="T2">1</text:span> بستنشنس <text:span text:style-name="T2">1</text:span> عقب <text:span text:style-name="T2">1</text:span> تقسیم بر <text:span text:style-name="T2">1</text:span> هوزچ <text:span text:style-name="T2">1</text:span> ساختمان <text:span text:style-name="T2">1</text:span> سوختن (سوز) <text:span text:style-name="T2">1</text:span> سوزاندن (سوزان) <text:span text:style-name="T2">1</text:span> اسیر <text:span text:style-name="T2">1</text:span> خدرو <text:span text:style-name="T2">1</text:span> چینی‌ <text:span text:style-name="T2">1</text:span> برگزیدن (گزین) <text:span text:style-name="T2">1</text:span> تمدن <text:span text:style-name="T2">1</text:span> رقیب <text:span text:style-name="T2">1</text:span> خللقیت <text:span text:style-name="T2">1</text:span> منتقد <text:span text:style-name="T2">1</text:span> پرده <text:span text:style-name="T2">1</text:span> ده <text:span text:style-name="T2">1</text:span> شکستخرد <text:span text:style-name="T2">1</text:span> درگذشتن (گذر) <text:span text:style-name="T2">1</text:span> مردن (میر) <text:span text:style-name="T2">1</text:span> راندن (ران) <text:span text:style-name="T2">1</text:span> تعسیرگزر <text:span text:style-name="T2">1</text:span> همکس <text:span text:style-name="T2">1</text:span> هرچیز <text:span text:style-name="T2">1</text:span> دقیق <text:span text:style-name="T2">1</text:span> کاوش <text:span text:style-name="T2">1</text:span> سدرکنند <text:span text:style-name="T2">1</text:span> افسانه <text:span text:style-name="T2">1</text:span> هوادار <text:span text:style-name="T2">1</text:span> جشنواره <text:span text:style-name="T2">1</text:span> فیلمساز <text:span text:style-name="T2">1</text:span> سینمگر <text:span text:style-name="T2">1</text:span> فرقتهسیل <text:span text:style-name="T2">1</text:span> ارتفاع <text:span text:style-name="T2">1</text:span> تریخدن <text:span text:style-name="T2">1</text:span> تریخنگر <text:span text:style-name="T2">1</text:span> سنگنوشت <text:span text:style-name="T2">1</text:span> ایتالیایی <text:span text:style-name="T2">1</text:span> طلافروش <text:span text:style-name="T2">1</text:span> جوک <text:span text:style-name="T2">1</text:span> ربودن (ربع) <text:span text:style-name="T2">1</text:span> کشتن (کش) <text:span text:style-name="T2">1</text:span> شاهنشاه <text:span text:style-name="T2">1</text:span> پسندیدن (پسند) <text:span text:style-name="T2">1</text:span> زیستن (زی‌) <text:span text:style-name="T2">1</text:span> اقلیت <text:span text:style-name="T2">1</text:span> موسیقیدان <text:span text:style-name="T2">1</text:span> عارف <text:span text:style-name="T2">1</text:span> نمیدن (نم) <text:span text:style-name="T2">1</text:span> متصدی <text:span text:style-name="T2">1</text:span> پربازدید <text:span text:style-name="T2">1</text:span> اندام <text:span text:style-name="T2">1</text:span> مسافر <text:span text:style-name="T2">1</text:span> بازیکن <text:span text:style-name="T2">1</text:span> پماد <text:span text:style-name="T2">1</text:span> ستودن (س‌تا) <text:span text:style-name="T2">1</text:span> باریدن (بر) <text:span text:style-name="T2">1</text:span> انقلابیون <text:span text:style-name="T2">1</text:span> رمی <text:span text:style-name="T2">1</text:span> فروختن (فروش) <text:span text:style-name="T2">1</text:span> چیدن (چین) <text:span text:style-name="T2">1</text:span> لرزیدن (لرز) <text:span text:style-name="T2">1</text:span> یکتخت <text:span text:style-name="T2">1</text:span> خوابیدن (خواب) <text:span text:style-name="T2">1</text:span> دونگی <text:span text:style-name="T2">1</text:span> گذراندن (گذاران) <text:span text:style-name="T2">1</text:span> جاسوس <text:span text:style-name="T2">1</text:span> پلکان <text:span text:style-name="T2">1</text:span> ایالت <text:span text:style-name="T2">1</text:span> چسباندن (چسبن) <text:span text:style-name="T2">1</text:span> سنگ <text:span text:style-name="T2">1</text:span> موفقیت <text:span text:style-name="T2">1</text:span> تلو` <text:span text:style-name="T2">1</text:span> برتر <text:span text:style-name="T2">1</text:span> کنیسه <text:span text:style-name="T2">1</text:span> سامان <text:span text:style-name="T2">1</text:span> آموز <text:span text:style-name="T2">1</text:span> نیایشگاه <text:span text:style-name="T2">1</text:span> اندیشمند <text:span text:style-name="T2">1</text:span> صنعت <text:span text:style-name="T2">1</text:span> رساله <text:span text:style-name="T2">1</text:span> فهمیدن (فهم) <text:span text:style-name="T2">1</text:span> تیدی <text:span text:style-name="T2">1</text:span> سبزی <text:span text:style-name="T2">1</text:span> سبزیجات <text:span text:style-name="T2">1</text:span> نگریستن (نگار) <text:span text:style-name="T2">1</text:span> بیننده <text:span text:style-name="T2">1</text:span> تماشاگر <text:span text:style-name="T2">1</text:span> پوشیدن (پوش) <text:span text:style-name="T2">1</text:span> بافند <text:span text:style-name="T2">1</text:span> اخرهفت <text:span text:style-name="T2">1</text:span> کلمات <text:span text:style-name="T2">1</text:span> جهان <text:span text:style-name="T2">1</text:span> پیچیدن (پیچ) <text:span text:style-name="T2">1</text:span> آری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Vanta Light" svg:font-family="'Vanta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a" fo:country="VA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4-13T02:39:30</meta:creation-date>
    <dc:date>2017-04-13T02:59:02</dc:date>
    <dc:creator>Щ*ДЕ? эжщшп</dc:creator>
    <meta:editing-duration>PT00H12M44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2" meta:paragraph-count="1" meta:word-count="4966" meta:character-count="18724"/>
  </office:meta>
</office:document-meta>
</file>